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8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0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0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999cm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374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13cm" style:writing-mode="lr-tb" loext:decorative="false"/>
      <style:paragraph-properties style:writing-mode="lr-tb"/>
    </style:style>
    <style:style style:name="gr129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0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>
      <style:graphic-properties svg:stroke-width="0.028cm" svg:stroke-color="#111111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2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143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153" style:family="graphic" style:parent-style-name="standard">
      <style:graphic-properties svg:stroke-color="#000000" svg:stroke-opacity="0%" draw:fill="solid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solid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dddddd" draw:opacity="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text-position="0% 100%" fo:font-size="18pt" style:font-size-asian="18pt" style:font-size-complex="18pt"/>
    </style:style>
    <style:style style:name="P15" style:family="paragraph">
      <loext:graphic-properties draw:fill="solid" draw:fill-color="#dddddd" draw:opacity="0%"/>
      <style:paragraph-properties fo:text-align="center" style:writing-mode="lr-tb"/>
      <style:text-properties style:text-position="0% 100%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  <draw:custom-shape draw:style-name="gr37" draw:text-style-name="P7" draw:layer="layout" svg:width="0.125cm" svg:height="0.125cm" svg:x="8.93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38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1.812cm" svg:y1="3cm" svg:x2="1.812cm" svg:y2="2.5cm">
            <text:p/>
          </draw:line>
          <draw:line draw:style-name="gr44" draw:text-style-name="P3" draw:layer="layout" svg:x1="1.812cm" svg:y1="4cm" svg:x2="1.812cm" svg:y2="4.5cm">
            <text:p/>
          </draw:line>
        </draw:g>
        <draw:line draw:style-name="gr42" draw:text-style-name="P3" draw:layer="layout" svg:x1="1.812cm" svg:y1="1.5cm" svg:x2="1.812cm" svg:y2="2.5cm">
          <text:p/>
        </draw:line>
        <draw:custom-shape draw:style-name="gr41" draw:text-style-name="P8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5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6" draw:text-style-name="P2" draw:layer="layout" svg:x1="4.812cm" svg:y1="2.5cm" svg:x2="4.812cm" svg:y2="4.5cm">
            <text:p/>
          </draw:line>
        </draw:g>
        <draw:g draw:style-name="gr1">
          <draw:custom-shape draw:style-name="gr47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8" draw:text-style-name="P2" draw:layer="layout" svg:x1="8.312cm" svg:y1="2.7cm" svg:x2="8.312cm" svg:y2="4.3cm">
            <text:p/>
          </draw:line>
          <draw:custom-shape draw:style-name="gr49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6.124cm" svg:y1="4.5cm" svg:x2="6.124cm" svg:y2="2.5cm">
          <text:p/>
        </draw:line>
        <draw:custom-shape draw:style-name="gr41" draw:text-style-name="P8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.812cm" svg:y1="1.493cm" svg:x2="1.812cm" svg:y2="2.493cm">
          <text:p/>
        </draw:line>
        <draw:line draw:style-name="gr50" draw:text-style-name="P3" draw:layer="layout" svg:x1="4.812cm" svg:y1="4.5cm" svg:x2="4.812cm" svg:y2="5.5cm">
          <text:p/>
        </draw:line>
        <draw:line draw:style-name="gr50" draw:text-style-name="P3" draw:layer="layout" svg:x1="1.812cm" svg:y1="4.5cm" svg:x2="1.812cm" svg:y2="5.5cm">
          <text:p/>
        </draw:line>
        <draw:line draw:style-name="gr42" draw:text-style-name="P3" draw:layer="layout" svg:x1="8.312cm" svg:y1="2.5cm" svg:x2="8.312cm" svg:y2="1.5cm">
          <text:p/>
        </draw:line>
        <draw:custom-shape draw:style-name="gr41" draw:text-style-name="P8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8.312cm" svg:y1="4.5cm" svg:x2="8.312cm" svg:y2="5.5cm">
          <text:p/>
        </draw:line>
        <draw:line draw:style-name="gr42" draw:text-style-name="P3" draw:layer="layout" svg:x1="9.562cm" svg:y1="4.5cm" svg:x2="9.562cm" svg:y2="2.5cm">
          <text:p/>
        </draw:line>
        <draw:custom-shape draw:style-name="gr41" draw:text-style-name="P8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.812cm" svg:y1="2.5cm" svg:x2="4.812cm" svg:y2="1.5cm">
          <text:p/>
        </draw:line>
        <draw:custom-shape draw:style-name="gr41" draw:text-style-name="P8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3.312cm" svg:y="8.5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3cm" svg:y1="8.5cm" svg:x2="3cm" svg:y2="8cm">
            <text:p/>
          </draw:line>
          <draw:line draw:style-name="gr44" draw:text-style-name="P3" draw:layer="layout" svg:x1="3cm" svg:y1="9.5cm" svg:x2="3cm" svg:y2="10cm">
            <text:p/>
          </draw:line>
        </draw:g>
        <draw:line draw:style-name="gr42" draw:text-style-name="P3" draw:layer="layout" svg:x1="3cm" svg:y1="7cm" svg:x2="3cm" svg:y2="8cm">
          <text:p/>
        </draw:line>
        <draw:custom-shape draw:style-name="gr41" draw:text-style-name="P8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cm" svg:y1="6.993cm" svg:x2="3cm" svg:y2="7.993cm">
          <text:p/>
        </draw:line>
        <draw:line draw:style-name="gr50" draw:text-style-name="P3" draw:layer="layout" svg:x1="3cm" svg:y1="10cm" svg:x2="3cm" svg:y2="10.5cm">
          <text:p/>
        </draw:line>
        <draw:custom-shape draw:style-name="gr51" draw:text-style-name="P8" draw:layer="layout" svg:width="1.375cm" svg:height="1cm" svg:x="3.312cm" svg:y="11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3cm" svg:y1="11cm" svg:x2="3cm" svg:y2="10.5cm">
            <text:p/>
          </draw:line>
          <draw:line draw:style-name="gr44" draw:text-style-name="P3" draw:layer="layout" svg:x1="3cm" svg:y1="12cm" svg:x2="3cm" svg:y2="12.5cm">
            <text:p/>
          </draw:line>
        </draw:g>
        <draw:line draw:style-name="gr50" draw:text-style-name="P3" draw:layer="layout" svg:x1="3cm" svg:y1="12.5cm" svg:x2="3cm" svg:y2="13cm">
          <text:p/>
        </draw:line>
        <draw:custom-shape draw:style-name="gr41" draw:text-style-name="P8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6.312cm" svg:y="9.50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6cm" svg:y1="9.507cm" svg:x2="6cm" svg:y2="9.007cm">
            <text:p/>
          </draw:line>
          <draw:line draw:style-name="gr44" draw:text-style-name="P3" draw:layer="layout" svg:x1="6cm" svg:y1="10.507cm" svg:x2="6cm" svg:y2="11.007cm">
            <text:p/>
          </draw:line>
        </draw:g>
        <draw:line draw:style-name="gr42" draw:text-style-name="P3" draw:layer="layout" svg:x1="6cm" svg:y1="8.007cm" svg:x2="6cm" svg:y2="9.007cm">
          <text:p/>
        </draw:line>
        <draw:custom-shape draw:style-name="gr41" draw:text-style-name="P8" draw:layer="layout" svg:width="1.188cm" svg:height="1cm" svg:x="5.812cm" svg:y="8.007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8cm" svg:x2="6cm" svg:y2="9cm">
          <text:p/>
        </draw:line>
        <draw:line draw:style-name="gr50" draw:text-style-name="P3" draw:layer="layout" svg:x1="6cm" svg:y1="11.007cm" svg:x2="6cm" svg:y2="11.507cm">
          <text:p/>
        </draw:line>
        <draw:custom-shape draw:style-name="gr51" draw:text-style-name="P8" draw:layer="layout" svg:width="1.375cm" svg:height="1cm" svg:x="9.312cm" svg:y="9.507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9cm" svg:y1="9.507cm" svg:x2="9cm" svg:y2="9.007cm">
            <text:p/>
          </draw:line>
          <draw:line draw:style-name="gr44" draw:text-style-name="P3" draw:layer="layout" svg:x1="9cm" svg:y1="10.507cm" svg:x2="9cm" svg:y2="11.007cm">
            <text:p/>
          </draw:line>
        </draw:g>
        <draw:line draw:style-name="gr50" draw:text-style-name="P3" draw:layer="layout" svg:x1="9cm" svg:y1="11.007cm" svg:x2="9cm" svg:y2="11.507cm">
          <text:p/>
        </draw:line>
        <draw:custom-shape draw:style-name="gr41" draw:text-style-name="P8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8.007cm" svg:x2="9cm" svg:y2="9.007cm">
          <text:p/>
        </draw:line>
        <draw:custom-shape draw:style-name="gr41" draw:text-style-name="P8" draw:layer="layout" svg:width="1.188cm" svg:height="1cm" svg:x="8.812cm" svg:y="8.007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2" draw:text-style-name="P3" draw:layer="layout" svg:x1="7.5cm" svg:y1="7.007cm" svg:x2="7.5cm" svg:y2="8.007cm">
          <text:p/>
        </draw:line>
        <draw:custom-shape draw:style-name="gr41" draw:text-style-name="P8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7.5cm" svg:y1="7cm" svg:x2="7.5cm" svg:y2="8cm">
          <text:p/>
        </draw:line>
        <draw:line draw:style-name="gr50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2" draw:text-style-name="P3" draw:layer="layout" svg:x1="12.5cm" svg:y1="8cm" svg:x2="11.812cm" svg:y2="8cm">
          <text:p/>
        </draw:line>
        <draw:custom-shape draw:style-name="gr37" draw:text-style-name="P7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50" draw:text-style-name="P3" draw:layer="layout" svg:x1="3cm" svg:y1="4.5cm" svg:x2="3cm" svg:y2="5cm">
          <text:p/>
        </draw:line>
        <draw:custom-shape draw:style-name="gr41" draw:text-style-name="P8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1" draw:text-style-name="P8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3cm" svg:y1="9.5cm" svg:x2="3cm" svg:y2="10cm">
          <text:p/>
        </draw:line>
        <draw:custom-shape draw:style-name="gr41" draw:text-style-name="P8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1" draw:text-style-name="P8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7cm" svg:y1="10cm" svg:x2="3cm" svg:y2="10cm">
          <text:p/>
        </draw:line>
        <draw:line draw:style-name="gr50" draw:text-style-name="P3" draw:layer="layout" svg:x1="7cm" svg:y1="7cm" svg:x2="3cm" svg:y2="7cm">
          <text:p/>
        </draw:line>
        <draw:line draw:style-name="gr50" draw:text-style-name="P3" draw:layer="layout" svg:x1="3cm" svg:y1="7cm" svg:x2="3cm" svg:y2="7.5cm">
          <text:p/>
        </draw:line>
        <draw:line draw:style-name="gr50" draw:text-style-name="P3" draw:layer="layout" svg:x1="5.5cm" svg:y1="7cm" svg:x2="5.5cm" svg:y2="7.5cm">
          <text:p/>
        </draw:line>
        <draw:line draw:style-name="gr50" draw:text-style-name="P3" draw:layer="layout" svg:x1="5.5cm" svg:y1="9.5cm" svg:x2="5.5cm" svg:y2="10cm">
          <text:p/>
        </draw:line>
        <draw:custom-shape draw:style-name="gr37" draw:text-style-name="P7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.517cm" svg:y1="3cm" svg:x2="11.517cm" svg:y2="2.5cm">
            <text:p/>
          </draw:line>
          <draw:line draw:style-name="gr44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6.5cm" svg:y1="5.499cm" svg:x2="16cm" svg:y2="5.499cm">
            <text:p/>
          </draw:line>
          <draw:line draw:style-name="gr44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.95cm" svg:y1="4.73cm" svg:x2="11.517cm" svg:y2="4.48cm">
            <text:p/>
          </draw:line>
          <draw:line draw:style-name="gr44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7.772cm" svg:y1="3.683cm" svg:x2="17.522cm" svg:y2="3.25cm">
            <text:p/>
          </draw:line>
          <draw:line draw:style-name="gr44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6.271cm" svg:y1="3.701cm" svg:x2="16.521cm" svg:y2="3.268cm">
            <text:p/>
          </draw:line>
          <draw:line draw:style-name="gr44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0.218cm" svg:y1="5.229cm" svg:x2="9.785cm" svg:y2="5.479cm">
            <text:p/>
          </draw:line>
          <draw:line draw:style-name="gr44" draw:text-style-name="P3" draw:layer="layout" svg:x1="11.084cm" svg:y1="4.729cm" svg:x2="11.517cm" svg:y2="4.479cm">
            <text:p/>
          </draw:line>
        </draw:g>
        <draw:custom-shape draw:style-name="gr57" draw:text-style-name="P7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7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50" draw:text-style-name="P3" draw:layer="layout" svg:x1="1.5cm" svg:y1="14cm" svg:x2="1.5cm" svg:y2="15cm">
          <text:p/>
        </draw:line>
        <draw:custom-shape draw:style-name="gr41" draw:text-style-name="P8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1" draw:text-style-name="P8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50" draw:text-style-name="P3" draw:layer="layout" svg:x1="5.5cm" svg:y1="15cm" svg:x2="5.5cm" svg:y2="14.5cm">
          <text:p/>
        </draw:line>
        <draw:custom-shape draw:style-name="gr51" draw:text-style-name="P8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cm" svg:y1="14cm" svg:x2="5cm" svg:y2="13cm">
          <text:p/>
        </draw:line>
        <draw:custom-shape draw:style-name="gr41" draw:text-style-name="P8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.5cm" svg:y1="12cm" svg:x2="5.5cm" svg:y2="12cm">
          <text:p/>
        </draw:line>
        <draw:line draw:style-name="gr42" draw:text-style-name="P3" draw:layer="layout" svg:x1="4cm" svg:y1="12.5cm" svg:x2="3cm" svg:y2="12.5cm">
          <text:p/>
        </draw:line>
        <draw:line draw:style-name="gr42" draw:text-style-name="P3" draw:layer="layout" svg:x1="2.125cm" svg:y1="14cm" svg:x2="2.125cm" svg:y2="13cm">
          <text:p/>
        </draw:line>
        <draw:custom-shape draw:style-name="gr63" draw:text-style-name="P8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50" draw:text-style-name="P3" draw:layer="layout" svg:x1="8.5cm" svg:y1="14cm" svg:x2="8.5cm" svg:y2="15cm">
          <text:p/>
        </draw:line>
        <draw:custom-shape draw:style-name="gr66" draw:text-style-name="P8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8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50" draw:text-style-name="P3" draw:layer="layout" svg:x1="1.5cm" svg:y1="18.5cm" svg:x2="1.5cm" svg:y2="19.5cm">
          <text:p/>
        </draw:line>
        <draw:custom-shape draw:style-name="gr66" draw:text-style-name="P8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8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50" draw:text-style-name="P3" draw:layer="layout" svg:x1="8.5cm" svg:y1="18.5cm" svg:x2="8.5cm" svg:y2="19.5cm">
          <text:p/>
        </draw:line>
        <draw:custom-shape draw:style-name="gr66" draw:text-style-name="P8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8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50" draw:text-style-name="P3" draw:layer="layout" svg:x1="14cm" svg:y1="14cm" svg:x2="14cm" svg:y2="15cm">
          <text:p/>
        </draw:line>
        <draw:custom-shape draw:style-name="gr66" draw:text-style-name="P8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8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37" draw:text-style-name="P7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R</text:span><text:span text:style-name="T2">3</text:span><text:span text:style-name="T1">=3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3.812cm" svg:y1="23.5cm" svg:x2="3.812cm" svg:y2="21.5cm">
          <text:p/>
        </draw:line>
        <draw:custom-shape draw:style-name="gr41" draw:text-style-name="P8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2.5cm" svg:y1="23.5cm" svg:x2="2.5cm" svg:y2="24.5cm">
          <text:p/>
        </draw:line>
        <draw:line draw:style-name="gr42" draw:text-style-name="P3" draw:layer="layout" svg:x1="6cm" svg:y1="21.5cm" svg:x2="6cm" svg:y2="20.5cm">
          <text:p/>
        </draw:line>
        <draw:custom-shape draw:style-name="gr41" draw:text-style-name="P8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6cm" svg:y1="23.5cm" svg:x2="6cm" svg:y2="24.5cm">
          <text:p/>
        </draw:line>
        <draw:line draw:style-name="gr42" draw:text-style-name="P3" draw:layer="layout" svg:x1="7.25cm" svg:y1="23.5cm" svg:x2="7.25cm" svg:y2="21.5cm">
          <text:p/>
        </draw:line>
        <draw:custom-shape draw:style-name="gr41" draw:text-style-name="P8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1.5cm" svg:x2="2.5cm" svg:y2="20.5cm">
          <text:p/>
        </draw:line>
        <draw:custom-shape draw:style-name="gr41" draw:text-style-name="P8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11.812cm" svg:y1="23.5cm" svg:x2="11.812cm" svg:y2="21.5cm">
          <text:p/>
        </draw:line>
        <draw:custom-shape draw:style-name="gr41" draw:text-style-name="P8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5cm" svg:y1="23.5cm" svg:x2="10.5cm" svg:y2="24.5cm">
          <text:p/>
        </draw:line>
        <draw:line draw:style-name="gr42" draw:text-style-name="P3" draw:layer="layout" svg:x1="14cm" svg:y1="21.5cm" svg:x2="14cm" svg:y2="20.5cm">
          <text:p/>
        </draw:line>
        <draw:custom-shape draw:style-name="gr41" draw:text-style-name="P8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4cm" svg:y1="23.5cm" svg:x2="14cm" svg:y2="24.5cm">
          <text:p/>
        </draw:line>
        <draw:line draw:style-name="gr42" draw:text-style-name="P3" draw:layer="layout" svg:x1="15.25cm" svg:y1="21.5cm" svg:x2="15.25cm" svg:y2="23.5cm">
          <text:p/>
        </draw:line>
        <draw:custom-shape draw:style-name="gr41" draw:text-style-name="P8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0.5cm" svg:y1="20.5cm" svg:x2="10.5cm" svg:y2="21.5cm">
          <text:p/>
        </draw:line>
        <draw:custom-shape draw:style-name="gr41" draw:text-style-name="P8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custom-shape draw:style-name="gr93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2" draw:layer="layout" svg:x1="2.5cm" svg:y1="3cm" svg:x2="2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.999cm" svg:x2="3.5cm" svg:y2="1.999cm">
            <text:p/>
          </draw:line>
          <draw:line draw:style-name="gr16" draw:text-style-name="P3" draw:layer="layout" svg:x1="5cm" svg:y1="1.999cm" svg:x2="5.5cm" svg:y2="1.999cm">
            <text:p/>
          </draw:line>
        </draw:g>
        <draw:g draw:style-name="gr1">
          <draw:custom-shape draw:style-name="gr29" draw:text-style-name="P3" draw:layer="layout" svg:width="0.625cm" svg:height="1cm" svg:x="5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3cm" svg:x2="6cm" svg:y2="2.5cm">
            <text:p/>
          </draw:line>
          <draw:line draw:style-name="gr16" draw:text-style-name="P3" draw:layer="layout" svg:x1="6cm" svg:y1="4cm" svg:x2="6cm" svg:y2="4.5cm">
            <text:p/>
          </draw:line>
        </draw:g>
        <draw:g draw:style-name="gr1">
          <draw:custom-shape draw:style-name="gr29" draw:text-style-name="P3" draw:layer="layout" svg:width="0.625cm" svg:height="1cm" svg:x="8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3cm" svg:x2="9cm" svg:y2="2.5cm">
            <text:p/>
          </draw:line>
          <draw:line draw:style-name="gr16" draw:text-style-name="P3" draw:layer="layout" svg:x1="9cm" svg:y1="4cm" svg:x2="9cm" svg:y2="4.5cm">
            <text:p/>
          </draw:line>
        </draw:g>
        <draw:g draw:style-name="gr1">
          <draw:custom-shape draw:style-name="gr95" draw:text-style-name="P1" draw:layer="layout" svg:width="1cm" svg:height="1cm" svg:x="10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11cm" svg:y1="3.1cm" svg:x2="11cm" svg:y2="3.9cm">
            <text:p/>
          </draw:line>
          <draw:custom-shape draw:style-name="gr97" draw:text-style-name="P1" draw:layer="layout" svg:width="0.8cm" svg:height="0.8cm" svg:x="10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.999cm" svg:x2="6.5cm" svg:y2="1.999cm">
            <text:p/>
          </draw:line>
          <draw:line draw:style-name="gr16" draw:text-style-name="P3" draw:layer="layout" svg:x1="8cm" svg:y1="1.999cm" svg:x2="8.5cm" svg:y2="1.999cm">
            <text:p/>
          </draw:line>
        </draw:g>
        <draw:line draw:style-name="gr50" draw:text-style-name="P3" draw:layer="layout" svg:x1="3.5cm" svg:y1="2cm" svg:x2="2.5cm" svg:y2="2cm">
          <text:p/>
        </draw:line>
        <draw:line draw:style-name="gr50" draw:text-style-name="P3" draw:layer="layout" svg:x1="2.5cm" svg:y1="3cm" svg:x2="2.5cm" svg:y2="2cm">
          <text:p/>
        </draw:line>
        <draw:line draw:style-name="gr50" draw:text-style-name="P3" draw:layer="layout" svg:x1="2.5cm" svg:y1="4cm" svg:x2="2.5cm" svg:y2="5cm">
          <text:p/>
        </draw:line>
        <draw:line draw:style-name="gr50" draw:text-style-name="P3" draw:layer="layout" svg:x1="6cm" svg:y1="5cm" svg:x2="2.5cm" svg:y2="5cm">
          <text:p/>
        </draw:line>
        <draw:line draw:style-name="gr50" draw:text-style-name="P3" draw:layer="layout" svg:x1="6cm" svg:y1="5cm" svg:x2="6cm" svg:y2="4.5cm">
          <text:p/>
        </draw:line>
        <draw:line draw:style-name="gr50" draw:text-style-name="P3" draw:layer="layout" svg:x1="6cm" svg:y1="5cm" svg:x2="9cm" svg:y2="5cm">
          <text:p/>
        </draw:line>
        <draw:line draw:style-name="gr50" draw:text-style-name="P3" draw:layer="layout" svg:x1="11cm" svg:y1="5cm" svg:x2="9cm" svg:y2="5cm">
          <text:p/>
        </draw:line>
        <draw:line draw:style-name="gr50" draw:text-style-name="P3" draw:layer="layout" svg:x1="11cm" svg:y1="5cm" svg:x2="11cm" svg:y2="4cm">
          <text:p/>
        </draw:line>
        <draw:line draw:style-name="gr50" draw:text-style-name="P3" draw:layer="layout" svg:x1="11cm" svg:y1="3cm" svg:x2="11cm" svg:y2="2cm">
          <text:p/>
        </draw:line>
        <draw:line draw:style-name="gr50" draw:text-style-name="P3" draw:layer="layout" svg:x1="9cm" svg:y1="2cm" svg:x2="11cm" svg:y2="2cm">
          <text:p/>
        </draw:line>
        <draw:line draw:style-name="gr50" draw:text-style-name="P3" draw:layer="layout" svg:x1="9cm" svg:y1="2cm" svg:x2="8.5cm" svg:y2="2cm">
          <text:p/>
        </draw:line>
        <draw:line draw:style-name="gr50" draw:text-style-name="P3" draw:layer="layout" svg:x1="9cm" svg:y1="2cm" svg:x2="9cm" svg:y2="2.5cm">
          <text:p/>
        </draw:line>
        <draw:line draw:style-name="gr50" draw:text-style-name="P3" draw:layer="layout" svg:x1="9cm" svg:y1="4.5cm" svg:x2="9cm" svg:y2="5cm">
          <text:p/>
        </draw:line>
        <draw:line draw:style-name="gr50" draw:text-style-name="P3" draw:layer="layout" svg:x1="6cm" svg:y1="2cm" svg:x2="6cm" svg:y2="2.5cm">
          <text:p/>
        </draw:line>
        <draw:line draw:style-name="gr50" draw:text-style-name="P3" draw:layer="layout" svg:x1="6cm" svg:y1="2cm" svg:x2="5.5cm" svg:y2="2cm">
          <text:p/>
        </draw:line>
        <draw:line draw:style-name="gr50" draw:text-style-name="P3" draw:layer="layout" svg:x1="6cm" svg:y1="2cm" svg:x2="6.5cm" svg:y2="2cm">
          <text:p/>
        </draw:line>
        <draw:custom-shape draw:style-name="gr37" draw:text-style-name="P7" draw:layer="layout" svg:width="0.125cm" svg:height="0.125cm" svg:x="8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0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0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1" draw:text-style-name="P2" draw:layer="layout" svg:x1="2.5cm" svg:y1="7.5cm" svg:x2="2.5cm" svg:y2="8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499cm" svg:x2="3.5cm" svg:y2="6.499cm">
            <text:p/>
          </draw:line>
          <draw:line draw:style-name="gr16" draw:text-style-name="P3" draw:layer="layout" svg:x1="5cm" svg:y1="6.499cm" svg:x2="5.5cm" svg:y2="6.499cm">
            <text:p/>
          </draw:line>
        </draw:g>
        <draw:g draw:style-name="gr1">
          <draw:custom-shape draw:style-name="gr29" draw:text-style-name="P3" draw:layer="layout" svg:width="0.625cm" svg:height="1cm" svg:x="5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7.5cm" svg:x2="6cm" svg:y2="7cm">
            <text:p/>
          </draw:line>
          <draw:line draw:style-name="gr16" draw:text-style-name="P3" draw:layer="layout" svg:x1="6cm" svg:y1="8.5cm" svg:x2="6cm" svg:y2="9cm">
            <text:p/>
          </draw:line>
        </draw:g>
        <draw:g draw:style-name="gr1">
          <draw:custom-shape draw:style-name="gr29" draw:text-style-name="P3" draw:layer="layout" svg:width="0.625cm" svg:height="1cm" svg:x="8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7.5cm" svg:x2="9cm" svg:y2="7cm">
            <text:p/>
          </draw:line>
          <draw:line draw:style-name="gr16" draw:text-style-name="P3" draw:layer="layout" svg:x1="9cm" svg:y1="8.5cm" svg:x2="9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6.499cm" svg:x2="6.5cm" svg:y2="6.499cm">
            <text:p/>
          </draw:line>
          <draw:line draw:style-name="gr16" draw:text-style-name="P3" draw:layer="layout" svg:x1="8cm" svg:y1="6.499cm" svg:x2="8.5cm" svg:y2="6.499cm">
            <text:p/>
          </draw:line>
        </draw:g>
        <draw:line draw:style-name="gr50" draw:text-style-name="P3" draw:layer="layout" svg:x1="3.5cm" svg:y1="6.5cm" svg:x2="2.5cm" svg:y2="6.5cm">
          <text:p/>
        </draw:line>
        <draw:line draw:style-name="gr50" draw:text-style-name="P3" draw:layer="layout" svg:x1="2.5cm" svg:y1="7.5cm" svg:x2="2.5cm" svg:y2="6.5cm">
          <text:p/>
        </draw:line>
        <draw:line draw:style-name="gr50" draw:text-style-name="P3" draw:layer="layout" svg:x1="2.5cm" svg:y1="8.5cm" svg:x2="2.5cm" svg:y2="9.5cm">
          <text:p/>
        </draw:line>
        <draw:line draw:style-name="gr50" draw:text-style-name="P3" draw:layer="layout" svg:x1="6cm" svg:y1="9.5cm" svg:x2="2.5cm" svg:y2="9.5cm">
          <text:p/>
        </draw:line>
        <draw:line draw:style-name="gr50" draw:text-style-name="P3" draw:layer="layout" svg:x1="6cm" svg:y1="9.5cm" svg:x2="6cm" svg:y2="9cm">
          <text:p/>
        </draw:line>
        <draw:line draw:style-name="gr50" draw:text-style-name="P3" draw:layer="layout" svg:x1="6cm" svg:y1="9.5cm" svg:x2="9cm" svg:y2="9.5cm">
          <text:p/>
        </draw:line>
        <draw:line draw:style-name="gr50" draw:text-style-name="P3" draw:layer="layout" svg:x1="11cm" svg:y1="9.5cm" svg:x2="9cm" svg:y2="9.5cm">
          <text:p/>
        </draw:line>
        <draw:line draw:style-name="gr50" draw:text-style-name="P3" draw:layer="layout" svg:x1="11cm" svg:y1="9.5cm" svg:x2="11cm" svg:y2="8.5cm">
          <text:p/>
        </draw:line>
        <draw:line draw:style-name="gr50" draw:text-style-name="P3" draw:layer="layout" svg:x1="11cm" svg:y1="7.5cm" svg:x2="11cm" svg:y2="6.5cm">
          <text:p/>
        </draw:line>
        <draw:line draw:style-name="gr50" draw:text-style-name="P3" draw:layer="layout" svg:x1="9cm" svg:y1="6.5cm" svg:x2="11cm" svg:y2="6.5cm">
          <text:p/>
        </draw:line>
        <draw:line draw:style-name="gr50" draw:text-style-name="P3" draw:layer="layout" svg:x1="9cm" svg:y1="6.5cm" svg:x2="8.5cm" svg:y2="6.5cm">
          <text:p/>
        </draw:line>
        <draw:line draw:style-name="gr50" draw:text-style-name="P3" draw:layer="layout" svg:x1="9cm" svg:y1="6.5cm" svg:x2="9cm" svg:y2="7cm">
          <text:p/>
        </draw:line>
        <draw:line draw:style-name="gr50" draw:text-style-name="P3" draw:layer="layout" svg:x1="9cm" svg:y1="9cm" svg:x2="9cm" svg:y2="9.5cm">
          <text:p/>
        </draw:line>
        <draw:line draw:style-name="gr50" draw:text-style-name="P3" draw:layer="layout" svg:x1="6cm" svg:y1="6.5cm" svg:x2="6cm" svg:y2="7cm">
          <text:p/>
        </draw:line>
        <draw:line draw:style-name="gr50" draw:text-style-name="P3" draw:layer="layout" svg:x1="6cm" svg:y1="6.5cm" svg:x2="5.5cm" svg:y2="6.5cm">
          <text:p/>
        </draw:line>
        <draw:line draw:style-name="gr50" draw:text-style-name="P3" draw:layer="layout" svg:x1="6cm" svg:y1="6.5cm" svg:x2="6.5cm" svg:y2="6.5cm">
          <text:p/>
        </draw:line>
        <draw:custom-shape draw:style-name="gr37" draw:text-style-name="P7" draw:layer="layout" svg:width="0.125cm" svg:height="0.125cm" svg:x="8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7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5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5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6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6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2" draw:text-style-name="P1" draw:layer="layout" svg:width="1cm" svg:height="1cm" svg:x="2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3" draw:text-style-name="P2" draw:layer="layout" svg:x1="2.5cm" svg:y1="12cm" svg:x2="2.5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0.999cm" svg:x2="3.5cm" svg:y2="10.999cm">
            <text:p/>
          </draw:line>
          <draw:line draw:style-name="gr16" draw:text-style-name="P3" draw:layer="layout" svg:x1="5cm" svg:y1="10.999cm" svg:x2="5.5cm" svg:y2="10.999cm">
            <text:p/>
          </draw:line>
        </draw:g>
        <draw:g draw:style-name="gr1">
          <draw:custom-shape draw:style-name="gr29" draw:text-style-name="P3" draw:layer="layout" svg:width="0.625cm" svg:height="1cm" svg:x="5.687cm" svg:y="1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2cm" svg:x2="6cm" svg:y2="11.5cm">
            <text:p/>
          </draw:line>
          <draw:line draw:style-name="gr16" draw:text-style-name="P3" draw:layer="layout" svg:x1="6cm" svg:y1="13cm" svg:x2="6cm" svg:y2="13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0.999cm" svg:x2="6.5cm" svg:y2="10.999cm">
            <text:p/>
          </draw:line>
          <draw:line draw:style-name="gr16" draw:text-style-name="P3" draw:layer="layout" svg:x1="8cm" svg:y1="10.999cm" svg:x2="8.5cm" svg:y2="10.999cm">
            <text:p/>
          </draw:line>
        </draw:g>
        <draw:line draw:style-name="gr50" draw:text-style-name="P3" draw:layer="layout" svg:x1="3.5cm" svg:y1="11cm" svg:x2="2.5cm" svg:y2="11cm">
          <text:p/>
        </draw:line>
        <draw:line draw:style-name="gr50" draw:text-style-name="P3" draw:layer="layout" svg:x1="2.5cm" svg:y1="12cm" svg:x2="2.5cm" svg:y2="11cm">
          <text:p/>
        </draw:line>
        <draw:line draw:style-name="gr50" draw:text-style-name="P3" draw:layer="layout" svg:x1="2.5cm" svg:y1="13cm" svg:x2="2.5cm" svg:y2="14cm">
          <text:p/>
        </draw:line>
        <draw:line draw:style-name="gr50" draw:text-style-name="P3" draw:layer="layout" svg:x1="6cm" svg:y1="14cm" svg:x2="2.5cm" svg:y2="14cm">
          <text:p/>
        </draw:line>
        <draw:line draw:style-name="gr50" draw:text-style-name="P3" draw:layer="layout" svg:x1="6cm" svg:y1="14cm" svg:x2="6cm" svg:y2="13.5cm">
          <text:p/>
        </draw:line>
        <draw:line draw:style-name="gr50" draw:text-style-name="P3" draw:layer="layout" svg:x1="6cm" svg:y1="14cm" svg:x2="9cm" svg:y2="14cm">
          <text:p/>
        </draw:line>
        <draw:line draw:style-name="gr50" draw:text-style-name="P3" draw:layer="layout" svg:x1="9cm" svg:y1="11cm" svg:x2="8.5cm" svg:y2="11cm">
          <text:p/>
        </draw:line>
        <draw:line draw:style-name="gr50" draw:text-style-name="P3" draw:layer="layout" svg:x1="9cm" svg:y1="11cm" svg:x2="9cm" svg:y2="14cm">
          <text:p/>
        </draw:line>
        <draw:line draw:style-name="gr50" draw:text-style-name="P3" draw:layer="layout" svg:x1="6cm" svg:y1="11cm" svg:x2="6cm" svg:y2="11.5cm">
          <text:p/>
        </draw:line>
        <draw:line draw:style-name="gr50" draw:text-style-name="P3" draw:layer="layout" svg:x1="6cm" svg:y1="11cm" svg:x2="5.5cm" svg:y2="11cm">
          <text:p/>
        </draw:line>
        <draw:line draw:style-name="gr50" draw:text-style-name="P3" draw:layer="layout" svg:x1="6cm" svg:y1="11cm" svg:x2="6.5cm" svg:y2="11cm">
          <text:p/>
        </draw:line>
        <draw:custom-shape draw:style-name="gr37" draw:text-style-name="P7" draw:layer="layout" svg:width="0.125cm" svg:height="0.125cm" svg:x="5.937cm" svg:y="1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11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1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9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8" draw:layer="layout" svg:width="3cm" svg:height="1cm" svg:x="6cm" svg:y="9.75cm">
          <text:p text:style-name="P5"><text:span text:style-name="T1">R</text:span><text:span text:style-name="T2">13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5" draw:text-style-name="P1" draw:layer="layout" svg:width="1cm" svg:height="1cm" svg:x="2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2.5cm" svg:y1="16.5cm" svg:x2="2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5.499cm" svg:x2="3.5cm" svg:y2="15.499cm">
            <text:p/>
          </draw:line>
          <draw:line draw:style-name="gr16" draw:text-style-name="P3" draw:layer="layout" svg:x1="5cm" svg:y1="15.499cm" svg:x2="5.5cm" svg:y2="15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5.499cm" svg:x2="6.5cm" svg:y2="15.499cm">
            <text:p/>
          </draw:line>
          <draw:line draw:style-name="gr16" draw:text-style-name="P3" draw:layer="layout" svg:x1="8cm" svg:y1="15.499cm" svg:x2="8.5cm" svg:y2="15.499cm">
            <text:p/>
          </draw:line>
        </draw:g>
        <draw:line draw:style-name="gr50" draw:text-style-name="P3" draw:layer="layout" svg:x1="3.5cm" svg:y1="15.5cm" svg:x2="2.5cm" svg:y2="15.5cm">
          <text:p/>
        </draw:line>
        <draw:line draw:style-name="gr50" draw:text-style-name="P3" draw:layer="layout" svg:x1="2.5cm" svg:y1="16.5cm" svg:x2="2.5cm" svg:y2="15.5cm">
          <text:p/>
        </draw:line>
        <draw:line draw:style-name="gr50" draw:text-style-name="P3" draw:layer="layout" svg:x1="2.5cm" svg:y1="17.5cm" svg:x2="2.5cm" svg:y2="18.5cm">
          <text:p/>
        </draw:line>
        <draw:line draw:style-name="gr50" draw:text-style-name="P3" draw:layer="layout" svg:x1="6cm" svg:y1="18.5cm" svg:x2="2.5cm" svg:y2="18.5cm">
          <text:p/>
        </draw:line>
        <draw:line draw:style-name="gr50" draw:text-style-name="P3" draw:layer="layout" svg:x1="6cm" svg:y1="18.5cm" svg:x2="9cm" svg:y2="18.5cm">
          <text:p/>
        </draw:line>
        <draw:line draw:style-name="gr50" draw:text-style-name="P3" draw:layer="layout" svg:x1="9cm" svg:y1="15.5cm" svg:x2="8.5cm" svg:y2="15.5cm">
          <text:p/>
        </draw:line>
        <draw:line draw:style-name="gr50" draw:text-style-name="P3" draw:layer="layout" svg:x1="9cm" svg:y1="15.5cm" svg:x2="9cm" svg:y2="18.5cm">
          <text:p/>
        </draw:line>
        <draw:line draw:style-name="gr50" draw:text-style-name="P3" draw:layer="layout" svg:x1="6cm" svg:y1="15.5cm" svg:x2="5.5cm" svg:y2="15.5cm">
          <text:p/>
        </draw:line>
        <draw:line draw:style-name="gr50" draw:text-style-name="P3" draw:layer="layout" svg:x1="6cm" svg:y1="15.5cm" svg:x2="6.5cm" svg:y2="15.5cm">
          <text:p/>
        </draw:line>
        <draw:custom-shape draw:style-name="gr98" draw:text-style-name="P8" draw:layer="layout" svg:width="2.001cm" svg:height="1cm" draw:transform="rotate (-1.5707963267949) translate (3.812cm 16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4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svg:x="5.5cm" svg:y="14.25cm">
          <text:p text:style-name="P5"><text:span text:style-name="T1">R</text:span><text:span text:style-name="T2">123</text:span><text:span text:style-name="T1">=1,3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8" draw:text-style-name="P1" draw:layer="layout" svg:width="1cm" svg:height="1cm" svg:x="2cm" svg:y="2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2.5cm" svg:y1="21cm" svg:x2="2.5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9.999cm" svg:x2="3.5cm" svg:y2="19.999cm">
            <text:p/>
          </draw:line>
          <draw:line draw:style-name="gr16" draw:text-style-name="P3" draw:layer="layout" svg:x1="5cm" svg:y1="19.999cm" svg:x2="5.5cm" svg:y2="19.999cm">
            <text:p/>
          </draw:line>
        </draw:g>
        <draw:g draw:style-name="gr1">
          <draw:custom-shape draw:style-name="gr29" draw:text-style-name="P3" draw:layer="layout" svg:width="0.625cm" svg:height="1cm" svg:x="5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1cm" svg:x2="6cm" svg:y2="20.5cm">
            <text:p/>
          </draw:line>
          <draw:line draw:style-name="gr16" draw:text-style-name="P3" draw:layer="layout" svg:x1="6cm" svg:y1="22cm" svg:x2="6cm" svg:y2="22.5cm">
            <text:p/>
          </draw:line>
        </draw:g>
        <draw:g draw:style-name="gr1">
          <draw:custom-shape draw:style-name="gr29" draw:text-style-name="P3" draw:layer="layout" svg:width="0.625cm" svg:height="1cm" svg:x="8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1cm" svg:x2="9cm" svg:y2="20.5cm">
            <text:p/>
          </draw:line>
          <draw:line draw:style-name="gr16" draw:text-style-name="P3" draw:layer="layout" svg:x1="9cm" svg:y1="22cm" svg:x2="9cm" svg:y2="22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9.999cm" svg:x2="6.5cm" svg:y2="19.999cm">
            <text:p/>
          </draw:line>
          <draw:line draw:style-name="gr16" draw:text-style-name="P3" draw:layer="layout" svg:x1="8cm" svg:y1="19.999cm" svg:x2="8.5cm" svg:y2="19.999cm">
            <text:p/>
          </draw:line>
        </draw:g>
        <draw:line draw:style-name="gr50" draw:text-style-name="P3" draw:layer="layout" svg:x1="3.5cm" svg:y1="20cm" svg:x2="2.5cm" svg:y2="20cm">
          <text:p/>
        </draw:line>
        <draw:line draw:style-name="gr50" draw:text-style-name="P3" draw:layer="layout" svg:x1="2.5cm" svg:y1="21cm" svg:x2="2.5cm" svg:y2="20cm">
          <text:p/>
        </draw:line>
        <draw:line draw:style-name="gr50" draw:text-style-name="P3" draw:layer="layout" svg:x1="2.5cm" svg:y1="22cm" svg:x2="2.5cm" svg:y2="23cm">
          <text:p/>
        </draw:line>
        <draw:line draw:style-name="gr50" draw:text-style-name="P3" draw:layer="layout" svg:x1="6cm" svg:y1="23cm" svg:x2="2.5cm" svg:y2="23cm">
          <text:p/>
        </draw:line>
        <draw:line draw:style-name="gr50" draw:text-style-name="P3" draw:layer="layout" svg:x1="6cm" svg:y1="23cm" svg:x2="6cm" svg:y2="22.5cm">
          <text:p/>
        </draw:line>
        <draw:line draw:style-name="gr50" draw:text-style-name="P3" draw:layer="layout" svg:x1="6cm" svg:y1="23cm" svg:x2="9cm" svg:y2="23cm">
          <text:p/>
        </draw:line>
        <draw:line draw:style-name="gr50" draw:text-style-name="P3" draw:layer="layout" svg:x1="9cm" svg:y1="20cm" svg:x2="8.5cm" svg:y2="20cm">
          <text:p/>
        </draw:line>
        <draw:line draw:style-name="gr50" draw:text-style-name="P3" draw:layer="layout" svg:x1="9cm" svg:y1="20cm" svg:x2="9cm" svg:y2="20.5cm">
          <text:p/>
        </draw:line>
        <draw:line draw:style-name="gr50" draw:text-style-name="P3" draw:layer="layout" svg:x1="9cm" svg:y1="22.5cm" svg:x2="9cm" svg:y2="23cm">
          <text:p/>
        </draw:line>
        <draw:line draw:style-name="gr50" draw:text-style-name="P3" draw:layer="layout" svg:x1="6cm" svg:y1="20cm" svg:x2="6cm" svg:y2="20.5cm">
          <text:p/>
        </draw:line>
        <draw:line draw:style-name="gr50" draw:text-style-name="P3" draw:layer="layout" svg:x1="6cm" svg:y1="20cm" svg:x2="5.5cm" svg:y2="20cm">
          <text:p/>
        </draw:line>
        <draw:line draw:style-name="gr50" draw:text-style-name="P3" draw:layer="layout" svg:x1="6cm" svg:y1="20cm" svg:x2="6.5cm" svg:y2="20cm">
          <text:p/>
        </draw:line>
        <draw:custom-shape draw:style-name="gr37" draw:text-style-name="P7" draw:layer="layout" svg:width="0.125cm" svg:height="0.125cm" svg:x="5.937cm" svg:y="2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0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8.7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8.75cm">
          <text:p text:style-name="P5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0.2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0.2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2.874cm" svg:height="1cm" svg:x="1.437cm" svg:y="19cm">
          <text:p text:style-name="P5"><text:span text:style-name="T1">0,9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0cm" svg:x2="3.5cm" svg:y2="20cm">
          <text:p/>
        </draw:line>
        <draw:line draw:style-name="gr42" draw:text-style-name="P3" draw:layer="layout" svg:x1="8.062cm" svg:y1="20cm" svg:x2="8.5cm" svg:y2="20cm">
          <text:p/>
        </draw:line>
        <draw:custom-shape draw:style-name="gr110" draw:text-style-name="P8" draw:layer="layout" svg:width="2.874cm" svg:height="1cm" svg:x="7.75cm" svg:y="19cm">
          <text:p text:style-name="P5"><text:span text:style-name="T1">0,312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2cm" svg:x2="6cm" svg:y2="22.5cm">
          <text:p/>
        </draw:line>
        <draw:custom-shape draw:style-name="gr67" draw:text-style-name="P8" draw:layer="layout" svg:width="2.563cm" svg:height="1cm" draw:transform="rotate (-1.5707963267949) translate (7.125cm 20.437cm)">
          <text:p text:style-name="P5"><text:span text:style-name="T1">0,625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">
          <draw:custom-shape draw:style-name="gr29" draw:text-style-name="P3" draw:layer="layout" svg:width="0.625cm" svg:height="1cm" draw:transform="rotate (1.5707963267949) translate (4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3.499cm" svg:x2="3.5cm" svg:y2="3.499cm">
            <text:p/>
          </draw:line>
          <draw:line draw:style-name="gr16" draw:text-style-name="P3" draw:layer="layout" svg:x1="5cm" svg:y1="3.499cm" svg:x2="5.5cm" svg:y2="3.499cm">
            <text:p/>
          </draw:line>
        </draw:g>
        <draw:g draw:style-name="gr1">
          <draw:custom-shape draw:style-name="gr29" draw:text-style-name="P3" draw:layer="layout" svg:width="0.625cm" svg:height="1cm" svg:x="5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.5cm" svg:x2="6cm" svg:y2="4cm">
            <text:p/>
          </draw:line>
          <draw:line draw:style-name="gr16" draw:text-style-name="P3" draw:layer="layout" svg:x1="6cm" svg:y1="5.5cm" svg:x2="6cm" svg:y2="6cm">
            <text:p/>
          </draw:line>
        </draw:g>
        <draw:g draw:style-name="gr1">
          <draw:custom-shape draw:style-name="gr29" draw:text-style-name="P3" draw:layer="layout" svg:width="0.625cm" svg:height="1cm" svg:x="8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.5cm" svg:x2="9cm" svg:y2="4cm">
            <text:p/>
          </draw:line>
          <draw:line draw:style-name="gr16" draw:text-style-name="P3" draw:layer="layout" svg:x1="9cm" svg:y1="5.5cm" svg:x2="9cm" svg:y2="6cm">
            <text:p/>
          </draw:line>
        </draw:g>
        <draw:g draw:style-name="gr1">
          <draw:custom-shape draw:style-name="gr11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2" draw:layer="layout" svg:x1="11cm" svg:y1="4.6cm" svg:x2="11cm" svg:y2="5.4cm">
            <text:p/>
          </draw:line>
          <draw:custom-shape draw:style-name="gr11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3.499cm" svg:x2="6.5cm" svg:y2="3.499cm">
            <text:p/>
          </draw:line>
          <draw:line draw:style-name="gr16" draw:text-style-name="P3" draw:layer="layout" svg:x1="8cm" svg:y1="3.499cm" svg:x2="8.5cm" svg:y2="3.499cm">
            <text:p/>
          </draw:line>
        </draw:g>
        <draw:line draw:style-name="gr50" draw:text-style-name="P3" draw:layer="layout" svg:x1="3.5cm" svg:y1="3.5cm" svg:x2="2.5cm" svg:y2="3.5cm">
          <text:p/>
        </draw:line>
        <draw:line draw:style-name="gr50" draw:text-style-name="P3" draw:layer="layout" svg:x1="2.5cm" svg:y1="3.5cm" svg:x2="2.5cm" svg:y2="6.5cm">
          <text:p/>
        </draw:line>
        <draw:line draw:style-name="gr50" draw:text-style-name="P3" draw:layer="layout" svg:x1="6cm" svg:y1="6.5cm" svg:x2="2.5cm" svg:y2="6.5cm">
          <text:p/>
        </draw:line>
        <draw:line draw:style-name="gr50" draw:text-style-name="P3" draw:layer="layout" svg:x1="6cm" svg:y1="6.5cm" svg:x2="6cm" svg:y2="6cm">
          <text:p/>
        </draw:line>
        <draw:line draw:style-name="gr50" draw:text-style-name="P3" draw:layer="layout" svg:x1="6cm" svg:y1="6.5cm" svg:x2="9cm" svg:y2="6.5cm">
          <text:p/>
        </draw:line>
        <draw:line draw:style-name="gr50" draw:text-style-name="P3" draw:layer="layout" svg:x1="11cm" svg:y1="6.5cm" svg:x2="9cm" svg:y2="6.5cm">
          <text:p/>
        </draw:line>
        <draw:line draw:style-name="gr50" draw:text-style-name="P3" draw:layer="layout" svg:x1="11cm" svg:y1="6.5cm" svg:x2="11cm" svg:y2="5.5cm">
          <text:p/>
        </draw:line>
        <draw:line draw:style-name="gr50" draw:text-style-name="P3" draw:layer="layout" svg:x1="11cm" svg:y1="4.5cm" svg:x2="11cm" svg:y2="3.5cm">
          <text:p/>
        </draw:line>
        <draw:line draw:style-name="gr50" draw:text-style-name="P3" draw:layer="layout" svg:x1="9cm" svg:y1="3.5cm" svg:x2="11cm" svg:y2="3.5cm">
          <text:p/>
        </draw:line>
        <draw:line draw:style-name="gr50" draw:text-style-name="P3" draw:layer="layout" svg:x1="9cm" svg:y1="3.5cm" svg:x2="8.5cm" svg:y2="3.5cm">
          <text:p/>
        </draw:line>
        <draw:line draw:style-name="gr50" draw:text-style-name="P3" draw:layer="layout" svg:x1="9cm" svg:y1="3.5cm" svg:x2="9cm" svg:y2="4cm">
          <text:p/>
        </draw:line>
        <draw:line draw:style-name="gr50" draw:text-style-name="P3" draw:layer="layout" svg:x1="9cm" svg:y1="6cm" svg:x2="9cm" svg:y2="6.5cm">
          <text:p/>
        </draw:line>
        <draw:line draw:style-name="gr50" draw:text-style-name="P3" draw:layer="layout" svg:x1="6cm" svg:y1="3.5cm" svg:x2="6cm" svg:y2="4cm">
          <text:p/>
        </draw:line>
        <draw:line draw:style-name="gr50" draw:text-style-name="P3" draw:layer="layout" svg:x1="6cm" svg:y1="3.5cm" svg:x2="5.5cm" svg:y2="3.5cm">
          <text:p/>
        </draw:line>
        <draw:line draw:style-name="gr50" draw:text-style-name="P3" draw:layer="layout" svg:x1="6cm" svg:y1="3.5cm" svg:x2="6.5cm" svg:y2="3.5cm">
          <text:p/>
        </draw:lin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9cm" svg:x2="6cm" svg:y2="8.5cm">
            <text:p/>
          </draw:line>
          <draw:line draw:style-name="gr16" draw:text-style-name="P3" draw:layer="layout" svg:x1="6cm" svg:y1="10cm" svg:x2="6cm" svg:y2="10.5cm">
            <text:p/>
          </draw:line>
        </draw:g>
        <draw:g draw:style-name="gr1">
          <draw:custom-shape draw:style-name="gr29" draw:text-style-name="P3" draw:layer="layout" svg:width="0.625cm" svg:height="1cm" svg:x="8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9cm" svg:x2="9cm" svg:y2="8.5cm">
            <text:p/>
          </draw:line>
          <draw:line draw:style-name="gr16" draw:text-style-name="P3" draw:layer="layout" svg:x1="9cm" svg:y1="10cm" svg:x2="9cm" svg:y2="10.5cm">
            <text:p/>
          </draw:line>
        </draw:g>
        <draw:g draw:style-name="gr1">
          <draw:custom-shape draw:style-name="gr114" draw:text-style-name="P1" draw:layer="layout" svg:width="1cm" svg:height="1cm" svg:x="10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1cm" svg:y1="9.1cm" svg:x2="11cm" svg:y2="9.9cm">
            <text:p/>
          </draw:line>
          <draw:custom-shape draw:style-name="gr116" draw:text-style-name="P1" draw:layer="layout" svg:width="0.8cm" svg:height="0.8cm" svg:x="10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8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999cm" svg:x2="6.5cm" svg:y2="7.999cm">
            <text:p/>
          </draw:line>
          <draw:line draw:style-name="gr16" draw:text-style-name="P3" draw:layer="layout" svg:x1="8cm" svg:y1="7.999cm" svg:x2="8.5cm" svg:y2="7.999cm">
            <text:p/>
          </draw:line>
        </draw:g>
        <draw:line draw:style-name="gr50" draw:text-style-name="P3" draw:layer="layout" svg:x1="6cm" svg:y1="11cm" svg:x2="6cm" svg:y2="10.5cm">
          <text:p/>
        </draw:line>
        <draw:line draw:style-name="gr50" draw:text-style-name="P3" draw:layer="layout" svg:x1="6cm" svg:y1="11cm" svg:x2="9cm" svg:y2="11cm">
          <text:p/>
        </draw:line>
        <draw:line draw:style-name="gr50" draw:text-style-name="P3" draw:layer="layout" svg:x1="11cm" svg:y1="11cm" svg:x2="9cm" svg:y2="11cm">
          <text:p/>
        </draw:line>
        <draw:line draw:style-name="gr50" draw:text-style-name="P3" draw:layer="layout" svg:x1="11cm" svg:y1="11cm" svg:x2="11cm" svg:y2="10cm">
          <text:p/>
        </draw:line>
        <draw:line draw:style-name="gr50" draw:text-style-name="P3" draw:layer="layout" svg:x1="11cm" svg:y1="9cm" svg:x2="11cm" svg:y2="8cm">
          <text:p/>
        </draw:line>
        <draw:line draw:style-name="gr50" draw:text-style-name="P3" draw:layer="layout" svg:x1="9cm" svg:y1="8cm" svg:x2="11cm" svg:y2="8cm">
          <text:p/>
        </draw:line>
        <draw:line draw:style-name="gr50" draw:text-style-name="P3" draw:layer="layout" svg:x1="9cm" svg:y1="8cm" svg:x2="8.5cm" svg:y2="8cm">
          <text:p/>
        </draw:line>
        <draw:line draw:style-name="gr50" draw:text-style-name="P3" draw:layer="layout" svg:x1="9cm" svg:y1="8cm" svg:x2="9cm" svg:y2="8.5cm">
          <text:p/>
        </draw:line>
        <draw:line draw:style-name="gr50" draw:text-style-name="P3" draw:layer="layout" svg:x1="9cm" svg:y1="10.5cm" svg:x2="9cm" svg:y2="11cm">
          <text:p/>
        </draw:line>
        <draw:line draw:style-name="gr50" draw:text-style-name="P3" draw:layer="layout" svg:x1="6cm" svg:y1="8cm" svg:x2="6cm" svg:y2="8.5cm">
          <text:p/>
        </draw:line>
        <draw:line draw:style-name="gr50" draw:text-style-name="P3" draw:layer="layout" svg:x1="6cm" svg:y1="8cm" svg:x2="6.5cm" svg:y2="8cm">
          <text:p/>
        </draw:line>
        <draw:custom-shape draw:style-name="gr37" draw:text-style-name="P7" draw:layer="layout" svg:width="0.125cm" svg:height="0.125cm" svg:x="8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6.251cm" svg:y="6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8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7.5cm)">
          <text:p text:style-name="P5"><text:span text:style-name="T1">R</text:span><text:span text:style-name="T2">24</text:span><text:span text:style-name="T1">=1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8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3.5cm" svg:x2="6cm" svg:y2="13cm">
            <text:p/>
          </draw:line>
          <draw:line draw:style-name="gr16" draw:text-style-name="P3" draw:layer="layout" svg:x1="6cm" svg:y1="14.5cm" svg:x2="6cm" svg:y2="15cm">
            <text:p/>
          </draw:line>
        </draw:g>
        <draw:g draw:style-name="gr1">
          <draw:custom-shape draw:style-name="gr29" draw:text-style-name="P3" draw:layer="layout" svg:width="0.625cm" svg:height="1cm" svg:x="8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3.5cm" svg:x2="9cm" svg:y2="13cm">
            <text:p/>
          </draw:line>
          <draw:line draw:style-name="gr16" draw:text-style-name="P3" draw:layer="layout" svg:x1="9cm" svg:y1="14.5cm" svg:x2="9cm" svg:y2="15cm">
            <text:p/>
          </draw:line>
        </draw:g>
        <draw:g draw:style-name="gr1">
          <draw:custom-shape draw:style-name="gr117" draw:text-style-name="P1" draw:layer="layout" svg:width="1cm" svg:height="1cm" svg:x="10.5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2" draw:layer="layout" svg:x1="11cm" svg:y1="13.6cm" svg:x2="11cm" svg:y2="14.4cm">
            <text:p/>
          </draw:line>
          <draw:custom-shape draw:style-name="gr119" draw:text-style-name="P1" draw:layer="layout" svg:width="0.8cm" svg:height="0.8cm" svg:x="10.6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6cm" svg:y1="15.5cm" svg:x2="6cm" svg:y2="15cm">
          <text:p/>
        </draw:line>
        <draw:line draw:style-name="gr50" draw:text-style-name="P3" draw:layer="layout" svg:x1="6cm" svg:y1="15.5cm" svg:x2="9cm" svg:y2="15.5cm">
          <text:p/>
        </draw:line>
        <draw:line draw:style-name="gr50" draw:text-style-name="P3" draw:layer="layout" svg:x1="11cm" svg:y1="15.5cm" svg:x2="9cm" svg:y2="15.5cm">
          <text:p/>
        </draw:line>
        <draw:line draw:style-name="gr50" draw:text-style-name="P3" draw:layer="layout" svg:x1="11cm" svg:y1="15.5cm" svg:x2="11cm" svg:y2="14.5cm">
          <text:p/>
        </draw:line>
        <draw:line draw:style-name="gr50" draw:text-style-name="P3" draw:layer="layout" svg:x1="11cm" svg:y1="13.5cm" svg:x2="11cm" svg:y2="12.5cm">
          <text:p/>
        </draw:line>
        <draw:line draw:style-name="gr50" draw:text-style-name="P3" draw:layer="layout" svg:x1="9cm" svg:y1="12.5cm" svg:x2="11cm" svg:y2="12.5cm">
          <text:p/>
        </draw:line>
        <draw:line draw:style-name="gr50" draw:text-style-name="P3" draw:layer="layout" svg:x1="9cm" svg:y1="12.5cm" svg:x2="9cm" svg:y2="13cm">
          <text:p/>
        </draw:line>
        <draw:line draw:style-name="gr50" draw:text-style-name="P3" draw:layer="layout" svg:x1="9cm" svg:y1="15cm" svg:x2="9cm" svg:y2="15.5cm">
          <text:p/>
        </draw:line>
        <draw:line draw:style-name="gr50" draw:text-style-name="P3" draw:layer="layout" svg:x1="6cm" svg:y1="12.5cm" svg:x2="6cm" svg:y2="13cm">
          <text:p/>
        </draw:line>
        <draw:line draw:style-name="gr50" draw:text-style-name="P3" draw:layer="layout" svg:x1="6cm" svg:y1="12.5cm" svg:x2="9cm" svg:y2="12.5cm">
          <text:p/>
        </draw:line>
        <draw:custom-shape draw:style-name="gr37" draw:text-style-name="P7" draw:layer="layout" svg:width="0.125cm" svg:height="0.125cm" svg:x="8.93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draw:transform="rotate (-1.5707963267949) translate (8.875cm 12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12cm)">
          <text:p text:style-name="P5"><text:span text:style-name="T1">R</text:span><text:span text:style-name="T2">124</text:span><text:span text:style-name="T1">=2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2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7.499cm" svg:x2="3.5cm" svg:y2="17.499cm">
            <text:p/>
          </draw:line>
          <draw:line draw:style-name="gr16" draw:text-style-name="P3" draw:layer="layout" svg:x1="5cm" svg:y1="17.499cm" svg:x2="5.5cm" svg:y2="17.499cm">
            <text:p/>
          </draw:line>
        </draw:g>
        <draw:g draw:style-name="gr1">
          <draw:custom-shape draw:style-name="gr29" draw:text-style-name="P3" draw:layer="layout" svg:width="0.625cm" svg:height="1cm" svg:x="5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8.5cm" svg:x2="6cm" svg:y2="18cm">
            <text:p/>
          </draw:line>
          <draw:line draw:style-name="gr16" draw:text-style-name="P3" draw:layer="layout" svg:x1="6cm" svg:y1="19.5cm" svg:x2="6cm" svg:y2="20cm">
            <text:p/>
          </draw:line>
        </draw:g>
        <draw:g draw:style-name="gr1">
          <draw:custom-shape draw:style-name="gr29" draw:text-style-name="P3" draw:layer="layout" svg:width="0.625cm" svg:height="1cm" svg:x="8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8.5cm" svg:x2="9cm" svg:y2="18cm">
            <text:p/>
          </draw:line>
          <draw:line draw:style-name="gr16" draw:text-style-name="P3" draw:layer="layout" svg:x1="9cm" svg:y1="19.5cm" svg:x2="9cm" svg:y2="20cm">
            <text:p/>
          </draw:line>
        </draw:g>
        <draw:g draw:style-name="gr1">
          <draw:custom-shape draw:style-name="gr120" draw:text-style-name="P1" draw:layer="layout" svg:width="1cm" svg:height="1cm" svg:x="10.5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1cm" svg:y1="18.6cm" svg:x2="11cm" svg:y2="19.4cm">
            <text:p/>
          </draw:line>
          <draw:custom-shape draw:style-name="gr122" draw:text-style-name="P1" draw:layer="layout" svg:width="0.8cm" svg:height="0.8cm" svg:x="10.6cm" svg:y="1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7.499cm" svg:x2="6.5cm" svg:y2="17.499cm">
            <text:p/>
          </draw:line>
          <draw:line draw:style-name="gr16" draw:text-style-name="P3" draw:layer="layout" svg:x1="8cm" svg:y1="17.499cm" svg:x2="8.5cm" svg:y2="17.499cm">
            <text:p/>
          </draw:line>
        </draw:g>
        <draw:line draw:style-name="gr50" draw:text-style-name="P3" draw:layer="layout" svg:x1="3.5cm" svg:y1="17.5cm" svg:x2="2.5cm" svg:y2="17.5cm">
          <text:p/>
        </draw:line>
        <draw:line draw:style-name="gr50" draw:text-style-name="P3" draw:layer="layout" svg:x1="2.5cm" svg:y1="17.5cm" svg:x2="2.5cm" svg:y2="20.5cm">
          <text:p/>
        </draw:line>
        <draw:line draw:style-name="gr50" draw:text-style-name="P3" draw:layer="layout" svg:x1="6cm" svg:y1="20.5cm" svg:x2="2.5cm" svg:y2="20.5cm">
          <text:p/>
        </draw:line>
        <draw:line draw:style-name="gr50" draw:text-style-name="P3" draw:layer="layout" svg:x1="6cm" svg:y1="20.5cm" svg:x2="6cm" svg:y2="20cm">
          <text:p/>
        </draw:line>
        <draw:line draw:style-name="gr50" draw:text-style-name="P3" draw:layer="layout" svg:x1="6cm" svg:y1="20.5cm" svg:x2="9cm" svg:y2="20.5cm">
          <text:p/>
        </draw:line>
        <draw:line draw:style-name="gr50" draw:text-style-name="P3" draw:layer="layout" svg:x1="11cm" svg:y1="20.5cm" svg:x2="9cm" svg:y2="20.5cm">
          <text:p/>
        </draw:line>
        <draw:line draw:style-name="gr50" draw:text-style-name="P3" draw:layer="layout" svg:x1="11cm" svg:y1="20.5cm" svg:x2="11cm" svg:y2="19.5cm">
          <text:p/>
        </draw:line>
        <draw:line draw:style-name="gr50" draw:text-style-name="P3" draw:layer="layout" svg:x1="11cm" svg:y1="18.5cm" svg:x2="11cm" svg:y2="17.5cm">
          <text:p/>
        </draw:line>
        <draw:line draw:style-name="gr50" draw:text-style-name="P3" draw:layer="layout" svg:x1="9cm" svg:y1="17.5cm" svg:x2="11cm" svg:y2="17.5cm">
          <text:p/>
        </draw:line>
        <draw:line draw:style-name="gr50" draw:text-style-name="P3" draw:layer="layout" svg:x1="9cm" svg:y1="17.5cm" svg:x2="8.5cm" svg:y2="17.5cm">
          <text:p/>
        </draw:line>
        <draw:line draw:style-name="gr50" draw:text-style-name="P3" draw:layer="layout" svg:x1="9cm" svg:y1="17.5cm" svg:x2="9cm" svg:y2="18cm">
          <text:p/>
        </draw:line>
        <draw:line draw:style-name="gr50" draw:text-style-name="P3" draw:layer="layout" svg:x1="9cm" svg:y1="20cm" svg:x2="9cm" svg:y2="20.5cm">
          <text:p/>
        </draw:line>
        <draw:line draw:style-name="gr50" draw:text-style-name="P3" draw:layer="layout" svg:x1="6cm" svg:y1="17.5cm" svg:x2="6cm" svg:y2="18cm">
          <text:p/>
        </draw:line>
        <draw:line draw:style-name="gr50" draw:text-style-name="P3" draw:layer="layout" svg:x1="6cm" svg:y1="17.5cm" svg:x2="5.5cm" svg:y2="17.5cm">
          <text:p/>
        </draw:line>
        <draw:line draw:style-name="gr50" draw:text-style-name="P3" draw:layer="layout" svg:x1="6cm" svg:y1="17.5cm" svg:x2="6.5cm" svg:y2="17.5cm">
          <text:p/>
        </draw:line>
        <draw:custom-shape draw:style-name="gr37" draw:text-style-name="P7" draw:layer="layout" svg:width="0.125cm" svg:height="0.125cm" svg:x="8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1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1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7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cm" svg:y1="17.5cm" svg:x2="3.5cm" svg:y2="17.5cm">
          <text:p/>
        </draw:line>
        <draw:custom-shape draw:style-name="gr110" draw:text-style-name="P8" draw:layer="layout" svg:width="2.874cm" svg:height="1cm" svg:x="2.313cm" svg:y="17.625cm">
          <text:p text:style-name="P5"><text:span text:style-name="T1">0,18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19.5cm" svg:x2="9cm" svg:y2="20cm">
          <text:p/>
        </draw:line>
        <draw:custom-shape draw:style-name="gr110" draw:text-style-name="P8" draw:layer="layout" svg:width="2.874cm" svg:height="1cm" draw:transform="rotate (-1.5707963267949) translate (10.062cm 17.812cm)">
          <text:p text:style-name="P5"><text:span text:style-name="T1">0,4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19.5cm" svg:x2="6cm" svg:y2="20cm">
          <text:p/>
        </draw:line>
        <draw:custom-shape draw:style-name="gr110" draw:text-style-name="P8" draw:layer="layout" svg:width="2.874cm" svg:height="1cm" draw:transform="rotate (-1.5707963267949) translate (7.062cm 17.812cm)">
          <text:p text:style-name="P5"><text:span text:style-name="T1">0,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8.937cm" svg:y1="17.5cm" svg:x2="8.5cm" svg:y2="17.5cm">
          <text:p/>
        </draw:line>
        <draw:custom-shape draw:style-name="gr110" draw:text-style-name="P8" draw:layer="layout" svg:width="2.874cm" svg:height="1cm" svg:x="7.751cm" svg:y="16.625cm">
          <text:p text:style-name="P5"><text:span text:style-name="T1">0,5625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3" draw:text-style-name="P1" draw:layer="layout" svg:width="1cm" svg:height="1cm" svg:x="2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4" draw:text-style-name="P2" draw:layer="layout" svg:x1="2.5cm" svg:y1="23.5cm" svg:x2="2.5cm" svg:y2="24.5cm">
            <text:p/>
          </draw:line>
        </draw:g>
        <draw:line draw:style-name="gr50" draw:text-style-name="P3" draw:layer="layout" svg:x1="2.5cm" svg:y1="23.5cm" svg:x2="2.5cm" svg:y2="22.5cm">
          <text:p/>
        </draw:line>
        <draw:line draw:style-name="gr50" draw:text-style-name="P3" draw:layer="layout" svg:x1="2.5cm" svg:y1="24.5cm" svg:x2="2.5cm" svg:y2="25.5cm">
          <text:p/>
        </draw:line>
        <draw:custom-shape draw:style-name="gr98" draw:text-style-name="P8" draw:layer="layout" svg:width="2.001cm" svg:height="1cm" draw:transform="rotate (-1.5707963267949) translate (3.812cm 23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499cm" svg:x2="3.5cm" svg:y2="22.499cm">
            <text:p/>
          </draw:line>
          <draw:line draw:style-name="gr16" draw:text-style-name="P3" draw:layer="layout" svg:x1="5cm" svg:y1="22.499cm" svg:x2="5.5cm" svg:y2="22.499cm">
            <text:p/>
          </draw:line>
        </draw:g>
        <draw:g draw:style-name="gr1">
          <draw:custom-shape draw:style-name="gr29" draw:text-style-name="P3" draw:layer="layout" svg:width="0.625cm" svg:height="1cm" svg:x="5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3.5cm" svg:x2="6cm" svg:y2="23cm">
            <text:p/>
          </draw:line>
          <draw:line draw:style-name="gr16" draw:text-style-name="P3" draw:layer="layout" svg:x1="6cm" svg:y1="24.5cm" svg:x2="6cm" svg:y2="25cm">
            <text:p/>
          </draw:line>
        </draw:g>
        <draw:g draw:style-name="gr1">
          <draw:custom-shape draw:style-name="gr29" draw:text-style-name="P3" draw:layer="layout" svg:width="0.625cm" svg:height="1cm" svg:x="8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3.5cm" svg:x2="9cm" svg:y2="23cm">
            <text:p/>
          </draw:line>
          <draw:line draw:style-name="gr16" draw:text-style-name="P3" draw:layer="layout" svg:x1="9cm" svg:y1="24.5cm" svg:x2="9cm" svg:y2="25cm">
            <text:p/>
          </draw:line>
        </draw:g>
        <draw:g draw:style-name="gr1">
          <draw:custom-shape draw:style-name="gr125" draw:text-style-name="P1" draw:layer="layout" svg:width="1cm" svg:height="1cm" svg:x="10.5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6" draw:text-style-name="P2" draw:layer="layout" svg:x1="11cm" svg:y1="23.6cm" svg:x2="11cm" svg:y2="24.4cm">
            <text:p/>
          </draw:line>
          <draw:custom-shape draw:style-name="gr127" draw:text-style-name="P1" draw:layer="layout" svg:width="0.8cm" svg:height="0.8cm" svg:x="10.6cm" svg:y="2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2.499cm" svg:x2="6.5cm" svg:y2="22.499cm">
            <text:p/>
          </draw:line>
          <draw:line draw:style-name="gr16" draw:text-style-name="P3" draw:layer="layout" svg:x1="8cm" svg:y1="22.499cm" svg:x2="8.5cm" svg:y2="22.499cm">
            <text:p/>
          </draw:line>
        </draw:g>
        <draw:line draw:style-name="gr50" draw:text-style-name="P3" draw:layer="layout" svg:x1="3.5cm" svg:y1="22.5cm" svg:x2="2.5cm" svg:y2="22.5cm">
          <text:p/>
        </draw:line>
        <draw:line draw:style-name="gr50" draw:text-style-name="P3" draw:layer="layout" svg:x1="6cm" svg:y1="25.5cm" svg:x2="2.5cm" svg:y2="25.5cm">
          <text:p/>
        </draw:line>
        <draw:line draw:style-name="gr50" draw:text-style-name="P3" draw:layer="layout" svg:x1="6cm" svg:y1="25.5cm" svg:x2="6cm" svg:y2="25cm">
          <text:p/>
        </draw:line>
        <draw:line draw:style-name="gr50" draw:text-style-name="P3" draw:layer="layout" svg:x1="6cm" svg:y1="25.5cm" svg:x2="9cm" svg:y2="25.5cm">
          <text:p/>
        </draw:line>
        <draw:line draw:style-name="gr50" draw:text-style-name="P3" draw:layer="layout" svg:x1="11cm" svg:y1="25.5cm" svg:x2="9cm" svg:y2="25.5cm">
          <text:p/>
        </draw:line>
        <draw:line draw:style-name="gr50" draw:text-style-name="P3" draw:layer="layout" svg:x1="11cm" svg:y1="25.5cm" svg:x2="11cm" svg:y2="24.5cm">
          <text:p/>
        </draw:line>
        <draw:line draw:style-name="gr50" draw:text-style-name="P3" draw:layer="layout" svg:x1="11cm" svg:y1="23.5cm" svg:x2="11cm" svg:y2="22.5cm">
          <text:p/>
        </draw:line>
        <draw:line draw:style-name="gr50" draw:text-style-name="P3" draw:layer="layout" svg:x1="9cm" svg:y1="22.5cm" svg:x2="11cm" svg:y2="22.5cm">
          <text:p/>
        </draw:line>
        <draw:line draw:style-name="gr50" draw:text-style-name="P3" draw:layer="layout" svg:x1="9cm" svg:y1="22.5cm" svg:x2="8.5cm" svg:y2="22.5cm">
          <text:p/>
        </draw:line>
        <draw:line draw:style-name="gr50" draw:text-style-name="P3" draw:layer="layout" svg:x1="9cm" svg:y1="22.5cm" svg:x2="9cm" svg:y2="23cm">
          <text:p/>
        </draw:line>
        <draw:line draw:style-name="gr50" draw:text-style-name="P3" draw:layer="layout" svg:x1="9cm" svg:y1="25cm" svg:x2="9cm" svg:y2="25.5cm">
          <text:p/>
        </draw:line>
        <draw:line draw:style-name="gr50" draw:text-style-name="P3" draw:layer="layout" svg:x1="6cm" svg:y1="22.5cm" svg:x2="6cm" svg:y2="23cm">
          <text:p/>
        </draw:line>
        <draw:line draw:style-name="gr50" draw:text-style-name="P3" draw:layer="layout" svg:x1="6cm" svg:y1="22.5cm" svg:x2="5.5cm" svg:y2="22.5cm">
          <text:p/>
        </draw:line>
        <draw:line draw:style-name="gr50" draw:text-style-name="P3" draw:layer="layout" svg:x1="6cm" svg:y1="22.5cm" svg:x2="6.5cm" svg:y2="22.5cm">
          <text:p/>
        </draw:line>
        <draw:custom-shape draw:style-name="gr37" draw:text-style-name="P7" draw:layer="layout" svg:width="0.125cm" svg:height="0.125cm" svg:x="8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1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1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2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2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2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2.5cm" svg:x2="3.5cm" svg:y2="22.5cm">
          <text:p/>
        </draw:line>
        <draw:custom-shape draw:style-name="gr110" draw:text-style-name="P8" draw:layer="layout" svg:width="2.874cm" svg:height="1cm" svg:x="2.313cm" svg:y="22.625cm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24.5cm" svg:x2="9cm" svg:y2="25cm">
          <text:p/>
        </draw:line>
        <draw:custom-shape draw:style-name="gr110" draw:text-style-name="P8" draw:layer="layout" svg:width="2.874cm" svg:height="1cm" draw:transform="rotate (-1.5707963267949) translate (10.062cm 22.812cm)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4.5cm" svg:x2="6cm" svg:y2="25cm">
          <text:p/>
        </draw:line>
        <draw:custom-shape draw:style-name="gr128" draw:text-style-name="P8" draw:layer="layout" svg:width="1.313cm" svg:height="1cm" draw:transform="rotate (-1.5707963267949) translate (7.062cm 24.187cm)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8.937cm" svg:y1="22.5cm" svg:x2="8.5cm" svg:y2="22.5cm">
          <text:p/>
        </draw:line>
        <draw:custom-shape draw:style-name="gr110" draw:text-style-name="P8" draw:layer="layout" svg:width="2.874cm" svg:height="1cm" svg:x="7.751cm" svg:y="21.625cm">
          <text:p text:style-name="P5"><text:span text:style-name="T1">0,25A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9" draw:text-style-name="P11" draw:layer="layout" svg:width="1.5cm" svg:height="1cm" draw:transform="rotate (-1.5707963267949) translate (7.312cm 8.2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4cm 8.2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6.812cm" svg:y="7.68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3.75cm" svg:y="7.75cm">
          <text:p text:style-name="P5"><text:span text:style-name="T1">u</text:span><text:span text:style-name="T2">R4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4.812cm" svg:y="6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6cm" svg:y="7.5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.999cm" svg:y="7.5cm">
          <text:p text:style-name="P5"><text:span text:style-name="T1">i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cm" svg:y="6.5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31" draw:text-style-name="P1" draw:layer="layout" svg:width="1cm" svg:height="1cm" svg:x="2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2.5cm" svg:y1="4cm" svg:x2="2.5cm" svg:y2="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.999cm" svg:x2="3.5cm" svg:y2="2.999cm">
            <text:p/>
          </draw:line>
          <draw:line draw:style-name="gr16" draw:text-style-name="P3" draw:layer="layout" svg:x1="5cm" svg:y1="2.999cm" svg:x2="5.5cm" svg:y2="2.999cm">
            <text:p/>
          </draw:line>
        </draw:g>
        <draw:g draw:style-name="gr1">
          <draw:custom-shape draw:style-name="gr29" draw:text-style-name="P3" draw:layer="layout" svg:width="0.625cm" svg:height="1cm" svg:x="5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cm" svg:x2="6cm" svg:y2="3.5cm">
            <text:p/>
          </draw:line>
          <draw:line draw:style-name="gr16" draw:text-style-name="P3" draw:layer="layout" svg:x1="6cm" svg:y1="5cm" svg:x2="6cm" svg:y2="5.5cm">
            <text:p/>
          </draw:line>
        </draw:g>
        <draw:g draw:style-name="gr1">
          <draw:custom-shape draw:style-name="gr29" draw:text-style-name="P3" draw:layer="layout" svg:width="0.625cm" svg:height="1cm" svg:x="8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cm" svg:x2="9cm" svg:y2="3.5cm">
            <text:p/>
          </draw:line>
          <draw:line draw:style-name="gr16" draw:text-style-name="P3" draw:layer="layout" svg:x1="9cm" svg:y1="5cm" svg:x2="9cm" svg:y2="5.5cm">
            <text:p/>
          </draw:line>
        </draw:g>
        <draw:g draw:style-name="gr1">
          <draw:custom-shape draw:style-name="gr133" draw:text-style-name="P1" draw:layer="layout" svg:width="1cm" svg:height="1cm" svg:x="10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4" draw:text-style-name="P2" draw:layer="layout" svg:x1="11cm" svg:y1="4.1cm" svg:x2="11cm" svg:y2="4.9cm">
            <text:p/>
          </draw:line>
          <draw:custom-shape draw:style-name="gr135" draw:text-style-name="P1" draw:layer="layout" svg:width="0.8cm" svg:height="0.8cm" svg:x="10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.999cm" svg:x2="6.5cm" svg:y2="2.999cm">
            <text:p/>
          </draw:line>
          <draw:line draw:style-name="gr16" draw:text-style-name="P3" draw:layer="layout" svg:x1="8cm" svg:y1="2.999cm" svg:x2="8.5cm" svg:y2="2.999cm">
            <text:p/>
          </draw:line>
        </draw:g>
        <draw:line draw:style-name="gr50" draw:text-style-name="P3" draw:layer="layout" svg:x1="3.5cm" svg:y1="3cm" svg:x2="2.5cm" svg:y2="3cm">
          <text:p/>
        </draw:line>
        <draw:line draw:style-name="gr50" draw:text-style-name="P3" draw:layer="layout" svg:x1="2.5cm" svg:y1="4cm" svg:x2="2.5cm" svg:y2="3cm">
          <text:p/>
        </draw:line>
        <draw:line draw:style-name="gr50" draw:text-style-name="P3" draw:layer="layout" svg:x1="2.5cm" svg:y1="5cm" svg:x2="2.5cm" svg:y2="6cm">
          <text:p/>
        </draw:line>
        <draw:line draw:style-name="gr50" draw:text-style-name="P3" draw:layer="layout" svg:x1="6cm" svg:y1="6cm" svg:x2="2.5cm" svg:y2="6cm">
          <text:p/>
        </draw:line>
        <draw:line draw:style-name="gr50" draw:text-style-name="P3" draw:layer="layout" svg:x1="6cm" svg:y1="6cm" svg:x2="6cm" svg:y2="5.5cm">
          <text:p/>
        </draw:line>
        <draw:line draw:style-name="gr50" draw:text-style-name="P3" draw:layer="layout" svg:x1="6cm" svg:y1="6cm" svg:x2="9cm" svg:y2="6cm">
          <text:p/>
        </draw:line>
        <draw:line draw:style-name="gr50" draw:text-style-name="P3" draw:layer="layout" svg:x1="11cm" svg:y1="6cm" svg:x2="9cm" svg:y2="6cm">
          <text:p/>
        </draw:line>
        <draw:line draw:style-name="gr50" draw:text-style-name="P3" draw:layer="layout" svg:x1="11cm" svg:y1="6cm" svg:x2="11cm" svg:y2="5cm">
          <text:p/>
        </draw:line>
        <draw:line draw:style-name="gr50" draw:text-style-name="P3" draw:layer="layout" svg:x1="11cm" svg:y1="4cm" svg:x2="11cm" svg:y2="3cm">
          <text:p/>
        </draw:line>
        <draw:line draw:style-name="gr50" draw:text-style-name="P3" draw:layer="layout" svg:x1="9cm" svg:y1="3cm" svg:x2="11cm" svg:y2="3cm">
          <text:p/>
        </draw:line>
        <draw:line draw:style-name="gr50" draw:text-style-name="P3" draw:layer="layout" svg:x1="9cm" svg:y1="3cm" svg:x2="8.5cm" svg:y2="3cm">
          <text:p/>
        </draw:line>
        <draw:line draw:style-name="gr50" draw:text-style-name="P3" draw:layer="layout" svg:x1="9cm" svg:y1="3cm" svg:x2="9cm" svg:y2="3.5cm">
          <text:p/>
        </draw:line>
        <draw:line draw:style-name="gr50" draw:text-style-name="P3" draw:layer="layout" svg:x1="9cm" svg:y1="5.5cm" svg:x2="9cm" svg:y2="6cm">
          <text:p/>
        </draw:line>
        <draw:line draw:style-name="gr50" draw:text-style-name="P3" draw:layer="layout" svg:x1="6cm" svg:y1="3cm" svg:x2="6cm" svg:y2="3.5cm">
          <text:p/>
        </draw:line>
        <draw:line draw:style-name="gr50" draw:text-style-name="P3" draw:layer="layout" svg:x1="6cm" svg:y1="3cm" svg:x2="5.5cm" svg:y2="3cm">
          <text:p/>
        </draw:line>
        <draw:line draw:style-name="gr50" draw:text-style-name="P3" draw:layer="layout" svg:x1="6cm" svg:y1="3cm" svg:x2="6.5cm" svg:y2="3cm">
          <text:p/>
        </draw:line>
        <draw:custom-shape draw:style-name="gr37" draw:text-style-name="P7" draw:layer="layout" svg:width="0.125cm" svg:height="0.125cm" svg:x="8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3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1.625cm" svg:y1="9.5cm" svg:x2="11.625cm" svg:y2="8.5cm">
          <text:p/>
        </draw:line>
        <draw:custom-shape draw:style-name="gr130" draw:text-style-name="P11" draw:layer="layout" svg:width="1.188cm" svg:height="1cm" svg:x="10.624cm" svg:y="7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1cm" svg:y1="8.437cm" svg:x2="11cm" svg:y2="8cm">
          <text:p/>
        </draw:line>
        <draw:g draw:style-name="gr1">
          <draw:custom-shape draw:style-name="gr136" draw:text-style-name="P1" draw:layer="layout" svg:width="1cm" svg:height="1cm" svg:x="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2.5cm" svg:y1="8.5cm" svg:x2="2.5cm" svg:y2="9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7.499cm" svg:x2="3.5cm" svg:y2="7.499cm">
            <text:p/>
          </draw:line>
          <draw:line draw:style-name="gr16" draw:text-style-name="P3" draw:layer="layout" svg:x1="5cm" svg:y1="7.499cm" svg:x2="5.5cm" svg:y2="7.499cm">
            <text:p/>
          </draw:line>
        </draw:g>
        <draw:g draw:style-name="gr1">
          <draw:custom-shape draw:style-name="gr29" draw:text-style-name="P3" draw:layer="layout" svg:width="0.625cm" svg:height="1cm" svg:x="5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8.5cm" svg:x2="6cm" svg:y2="8cm">
            <text:p/>
          </draw:line>
          <draw:line draw:style-name="gr16" draw:text-style-name="P3" draw:layer="layout" svg:x1="6cm" svg:y1="9.5cm" svg:x2="6cm" svg:y2="10cm">
            <text:p/>
          </draw:line>
        </draw:g>
        <draw:g draw:style-name="gr1">
          <draw:custom-shape draw:style-name="gr29" draw:text-style-name="P3" draw:layer="layout" svg:width="0.625cm" svg:height="1cm" svg:x="8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8.5cm" svg:x2="9cm" svg:y2="8cm">
            <text:p/>
          </draw:line>
          <draw:line draw:style-name="gr16" draw:text-style-name="P3" draw:layer="layout" svg:x1="9cm" svg:y1="9.5cm" svg:x2="9cm" svg:y2="10cm">
            <text:p/>
          </draw:line>
        </draw:g>
        <draw:g draw:style-name="gr1">
          <draw:custom-shape draw:style-name="gr138" draw:text-style-name="P1" draw:layer="layout" svg:width="1cm" svg:height="1cm" svg:x="10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9" draw:text-style-name="P2" draw:layer="layout" svg:x1="11cm" svg:y1="8.6cm" svg:x2="11cm" svg:y2="9.4cm">
            <text:p/>
          </draw:line>
          <draw:custom-shape draw:style-name="gr140" draw:text-style-name="P1" draw:layer="layout" svg:width="0.8cm" svg:height="0.8cm" svg:x="10.6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499cm" svg:x2="6.5cm" svg:y2="7.499cm">
            <text:p/>
          </draw:line>
          <draw:line draw:style-name="gr16" draw:text-style-name="P3" draw:layer="layout" svg:x1="8cm" svg:y1="7.499cm" svg:x2="8.5cm" svg:y2="7.499cm">
            <text:p/>
          </draw:line>
        </draw:g>
        <draw:line draw:style-name="gr50" draw:text-style-name="P3" draw:layer="layout" svg:x1="3.5cm" svg:y1="7.5cm" svg:x2="2.5cm" svg:y2="7.5cm">
          <text:p/>
        </draw:line>
        <draw:line draw:style-name="gr50" draw:text-style-name="P3" draw:layer="layout" svg:x1="2.5cm" svg:y1="8.5cm" svg:x2="2.5cm" svg:y2="7.5cm">
          <text:p/>
        </draw:line>
        <draw:line draw:style-name="gr50" draw:text-style-name="P3" draw:layer="layout" svg:x1="2.5cm" svg:y1="9.5cm" svg:x2="2.5cm" svg:y2="10.5cm">
          <text:p/>
        </draw:line>
        <draw:line draw:style-name="gr50" draw:text-style-name="P3" draw:layer="layout" svg:x1="6cm" svg:y1="10.5cm" svg:x2="2.5cm" svg:y2="10.5cm">
          <text:p/>
        </draw:line>
        <draw:line draw:style-name="gr50" draw:text-style-name="P3" draw:layer="layout" svg:x1="6cm" svg:y1="10.5cm" svg:x2="6cm" svg:y2="10cm">
          <text:p/>
        </draw:line>
        <draw:line draw:style-name="gr50" draw:text-style-name="P3" draw:layer="layout" svg:x1="6cm" svg:y1="10.5cm" svg:x2="9cm" svg:y2="10.5cm">
          <text:p/>
        </draw:line>
        <draw:line draw:style-name="gr50" draw:text-style-name="P3" draw:layer="layout" svg:x1="11cm" svg:y1="10.5cm" svg:x2="9cm" svg:y2="10.5cm">
          <text:p/>
        </draw:line>
        <draw:line draw:style-name="gr50" draw:text-style-name="P3" draw:layer="layout" svg:x1="11cm" svg:y1="10.5cm" svg:x2="11cm" svg:y2="9.5cm">
          <text:p/>
        </draw:line>
        <draw:line draw:style-name="gr50" draw:text-style-name="P3" draw:layer="layout" svg:x1="11cm" svg:y1="8.5cm" svg:x2="11cm" svg:y2="7.5cm">
          <text:p/>
        </draw:line>
        <draw:line draw:style-name="gr50" draw:text-style-name="P3" draw:layer="layout" svg:x1="9cm" svg:y1="7.5cm" svg:x2="11cm" svg:y2="7.5cm">
          <text:p/>
        </draw:line>
        <draw:line draw:style-name="gr50" draw:text-style-name="P3" draw:layer="layout" svg:x1="9cm" svg:y1="7.5cm" svg:x2="8.5cm" svg:y2="7.5cm">
          <text:p/>
        </draw:line>
        <draw:line draw:style-name="gr50" draw:text-style-name="P3" draw:layer="layout" svg:x1="9cm" svg:y1="7.5cm" svg:x2="9cm" svg:y2="8cm">
          <text:p/>
        </draw:line>
        <draw:line draw:style-name="gr50" draw:text-style-name="P3" draw:layer="layout" svg:x1="9cm" svg:y1="10cm" svg:x2="9cm" svg:y2="10.5cm">
          <text:p/>
        </draw:line>
        <draw:line draw:style-name="gr50" draw:text-style-name="P3" draw:layer="layout" svg:x1="6cm" svg:y1="7.5cm" svg:x2="6cm" svg:y2="8cm">
          <text:p/>
        </draw:line>
        <draw:line draw:style-name="gr50" draw:text-style-name="P3" draw:layer="layout" svg:x1="6cm" svg:y1="7.5cm" svg:x2="5.5cm" svg:y2="7.5cm">
          <text:p/>
        </draw:line>
        <draw:line draw:style-name="gr50" draw:text-style-name="P3" draw:layer="layout" svg:x1="6cm" svg:y1="7.5cm" svg:x2="6.5cm" svg:y2="7.5cm">
          <text:p/>
        </draw:line>
        <draw:custom-shape draw:style-name="gr37" draw:text-style-name="P7" draw:layer="layout" svg:width="0.125cm" svg:height="0.125cm" svg:x="8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7.5cm" svg:x2="8.5cm" svg:y2="7.5cm">
          <text:p/>
        </draw:line>
        <draw:line draw:style-name="gr42" draw:text-style-name="P3" draw:layer="layout" svg:x1="9cm" svg:y1="7.5cm" svg:x2="9cm" svg:y2="8cm">
          <text:p/>
        </draw:line>
        <draw:line draw:style-name="gr42" draw:text-style-name="P3" draw:layer="layout" svg:x1="6cm" svg:y1="7.5cm" svg:x2="6cm" svg:y2="8cm">
          <text:p/>
        </draw:line>
        <draw:line draw:style-name="gr42" draw:text-style-name="P3" draw:layer="layout" svg:x1="5cm" svg:y1="7.5cm" svg:x2="5.5cm" svg:y2="7.5cm">
          <text:p/>
        </draw:line>
        <draw:line draw:style-name="gr42" draw:text-style-name="P3" draw:layer="layout" svg:x1="7cm" svg:y1="8cm" svg:x2="8cm" svg:y2="8cm">
          <text:p/>
        </draw:line>
        <draw:line draw:style-name="gr42" draw:text-style-name="P3" draw:layer="layout" svg:x1="5cm" svg:y1="8cm" svg:x2="4cm" svg:y2="8cm">
          <text:p/>
        </draw:line>
        <draw:line draw:style-name="gr42" draw:text-style-name="P3" draw:layer="layout" svg:x1="3.125cm" svg:y1="9.5cm" svg:x2="3.125cm" svg:y2="8.5cm">
          <text:p/>
        </draw:line>
        <draw:line draw:style-name="gr42" draw:text-style-name="P3" draw:layer="layout" svg:x1="6.5cm" svg:y1="9.5cm" svg:x2="6.5cm" svg:y2="8.5cm">
          <text:p/>
        </draw:line>
        <draw:line draw:style-name="gr42" draw:text-style-name="P3" draw:layer="layout" svg:x1="9.5cm" svg:y1="9.5cm" svg:x2="9.5cm" svg:y2="8.5cm">
          <text:p/>
        </draw:line>
        <draw:custom-shape draw:style-name="gr129" draw:text-style-name="P11" draw:layer="layout" svg:width="1.5cm" svg:height="1cm" draw:transform="rotate (-1.5707963267949) translate (10.312cm 8.312cm)">
          <text:p text:style-name="P5"><text:span text:style-name="T1">U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12.5cm 8.312cm)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ellipse draw:style-name="gr141" draw:text-style-name="P3" draw:layer="layout" svg:width="1.375cm" svg:height="1.875cm" svg:x="3.625cm" svg:y="8.562cm" draw:kind="arc" draw:start-angle="358.91" draw:end-angle="270.69">
          <text:p text:style-name="P4">O<text:span text:style-name="T5">1</text:span></text:p>
        </draw:ellipse>
        <draw:ellipse draw:style-name="gr141" draw:text-style-name="P3" draw:layer="layout" svg:width="1cm" svg:height="1.937cm" svg:x="7cm" svg:y="8.5cm" draw:kind="arc" draw:start-angle="358.91" draw:end-angle="270.69">
          <text:p text:style-name="P4">O<text:span text:style-name="T5">2</text:span></text:p>
        </draw:ellipse>
        <draw:ellipse draw:style-name="gr141" draw:text-style-name="P3" draw:layer="layout" svg:width="0.313cm" svg:height="2.875cm" svg:x="10.062cm" svg:y="7.562cm" draw:kind="arc" draw:start-angle="358.91" draw:end-angle="270.69">
          <text:p text:style-name="P4"/>
          <text:p text:style-name="P4"/>
          <text:p text:style-name="P4"><text:s text:c="3"/>O<text:span text:style-name="T5">3</text:span></text:p>
        </draw:ellipse>
        <draw:custom-shape draw:style-name="gr142" draw:text-style-name="P11" draw:layer="layout" svg:width="1.25cm" svg:height="1cm" svg:x="5.5cm" svg:y="6.5cm">
          <text:p text:style-name="P5"><text:span text:style-name="T1">w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8.625cm" svg:y="6.5cm">
          <text:p text:style-name="P5"><text:span text:style-name="T1">w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6.937cm" svg:y="10.5cm">
          <text:p text:style-name="P5"><text:span text:style-name="T1">w</text:span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3" draw:text-style-name="P11" draw:layer="layout" svg:width="2cm" svg:height="1cm" draw:transform="rotate (-1.5707963267949) translate (7.25cm 7.5cm)">
          <text:p text:style-name="P5"><text:span text:style-name="T1">k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cm" svg:y="6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2.75cm 7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4" draw:text-style-name="P1" draw:layer="layout" svg:width="1cm" svg:height="1cm" svg:x="2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3cm" svg:y1="2cm" svg:x2="3cm" svg:y2="3cm">
            <text:p/>
          </draw:line>
        </draw:g>
        <draw:g draw:style-name="gr1">
          <draw:custom-shape draw:style-name="gr146" draw:text-style-name="P1" draw:layer="layout" svg:width="1cm" svg:height="1cm" svg:x="2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7" draw:text-style-name="P2" draw:layer="layout" svg:x1="3cm" svg:y1="4.1cm" svg:x2="3cm" svg:y2="4.9cm">
            <text:p/>
          </draw:line>
          <draw:custom-shape draw:style-name="gr148" draw:text-style-name="P1" draw:layer="layout" svg:width="0.8cm" svg:height="0.8cm" svg:x="2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149" draw:text-style-name="P1" draw:layer="layout" svg:x1="7.5cm" svg:y1="8cm" svg:x2="7.5cm" svg:y2="9cm">
            <text:p/>
          </draw:line>
          <draw:custom-shape draw:style-name="gr150" draw:text-style-name="P3" draw:layer="layout" svg:width="1cm" svg:height="1cm" svg:x="7cm" svg:y="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151" draw:text-style-name="P2" draw:layer="layout" svg:x1="4.5cm" svg:y1="4.1cm" svg:x2="4.5cm" svg:y2="4.9cm">
            <text:p/>
          </draw:line>
          <draw:custom-shape draw:style-name="gr150" draw:text-style-name="P3" draw:layer="layout" svg:width="1cm" svg:height="1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4.1cm" svg:y="4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custom-shape draw:style-name="gr153" draw:text-style-name="P12" draw:layer="layout" svg:width="2cm" svg:height="1cm" svg:x="9.062cm" svg:y="1.312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4" draw:text-style-name="P1" draw:layer="layout" svg:width="1cm" svg:height="1cm" svg:x="2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5" draw:text-style-name="P1" draw:layer="layout" svg:x1="3cm" svg:y1="8cm" svg:x2="3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3.5cm 7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3.5cm" svg:y1="7.499cm" svg:x2="3cm" svg:y2="7.499cm">
            <text:p/>
          </draw:line>
          <draw:line draw:style-name="gr44" draw:text-style-name="P3" draw:layer="layout" svg:x1="4.5cm" svg:y1="7.499cm" svg:x2="5cm" svg:y2="7.499cm">
            <text:p/>
          </draw:line>
        </draw:g>
        <draw:custom-shape draw:style-name="gr153" draw:text-style-name="P12" draw:layer="layout" svg:width="2cm" svg:height="1cm" draw:transform="rotate (-1.5707963267949) translate (12.75cm 2cm)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2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2" draw:text-style-name="P3" draw:layer="layout" svg:x1="6.5cm" svg:y1="2cm" svg:x2="6.5cm" svg:y2="2.5cm">
          <text:p/>
        </draw:line>
        <draw:g draw:style-name="gr1">
          <draw:custom-shape draw:style-name="gr29" draw:text-style-name="P3" draw:layer="layout" svg:width="0.625cm" svg:height="1cm" draw:transform="rotate (1.5707963267949) translate (9.499cm 5.3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499cm" svg:y1="5cm" svg:x2="8.999cm" svg:y2="5cm">
            <text:p/>
          </draw:line>
          <draw:line draw:style-name="gr16" draw:text-style-name="P3" draw:layer="layout" svg:x1="10.499cm" svg:y1="5cm" svg:x2="10.999cm" svg:y2="5cm">
            <text:p/>
          </draw:line>
        </draw:g>
        <draw:g draw:style-name="gr1">
          <draw:custom-shape draw:style-name="gr29" draw:text-style-name="P3" draw:layer="layout" svg:width="0.625cm" svg:height="1cm" svg:x="4.6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8cm" svg:x2="5cm" svg:y2="7.5cm">
            <text:p/>
          </draw:line>
          <draw:line draw:style-name="gr44" draw:text-style-name="P3" draw:layer="layout" svg:x1="5cm" svg:y1="9cm" svg:x2="5cm" svg:y2="9.5cm">
            <text:p/>
          </draw:line>
        </draw:g>
        <draw:line draw:style-name="gr50" draw:text-style-name="P3" draw:layer="layout" svg:x1="7cm" svg:y1="22.5cm" svg:x2="7cm" svg:y2="22cm">
          <text:p/>
        </draw:line>
        <draw:line draw:style-name="gr50" draw:text-style-name="P3" draw:layer="layout" svg:x1="3cm" svg:y1="9.5cm" svg:x2="5cm" svg:y2="9.5cm">
          <text:p/>
        </draw:line>
        <draw:line draw:style-name="gr50" draw:text-style-name="P3" draw:layer="layout" svg:x1="3cm" svg:y1="9.5cm" svg:x2="3cm" svg:y2="9cm">
          <text:p/>
        </draw:line>
        <draw:line draw:style-name="gr50" draw:text-style-name="P3" draw:layer="layout" svg:x1="3cm" svg:y1="8cm" svg:x2="3cm" svg:y2="7.5cm">
          <text:p/>
        </draw:line>
        <draw:custom-shape draw:style-name="gr143" draw:text-style-name="P11" draw:layer="layout" svg:width="2cm" svg:height="1cm" draw:transform="rotate (-1.5707963267949) translate (6.375cm 7.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5cm" svg:y1="9cm" svg:x2="5.5cm" svg:y2="8cm">
          <text:p/>
        </draw:line>
        <draw:custom-shape draw:style-name="gr153" draw:text-style-name="P12" draw:layer="layout" svg:width="2cm" svg:height="1cm" svg:x="9cm" svg:y="3.875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7.5cm" svg:y1="8cm" svg:x2="7.5cm" svg:y2="7.5cm">
          <text:p/>
        </draw:line>
        <draw:g draw:style-name="gr1">
          <draw:custom-shape draw:style-name="gr29" draw:text-style-name="P3" draw:layer="layout" svg:width="0.625cm" svg:height="1cm" draw:transform="rotate (1.5707963267949) translate (8cm 7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8cm" svg:y1="7.499cm" svg:x2="7.5cm" svg:y2="7.499cm">
            <text:p/>
          </draw:line>
          <draw:line draw:style-name="gr44" draw:text-style-name="P3" draw:layer="layout" svg:x1="9cm" svg:y1="7.499cm" svg:x2="9.5cm" svg:y2="7.499cm">
            <text:p/>
          </draw:line>
        </draw:g>
        <draw:g draw:style-name="gr1">
          <draw:custom-shape draw:style-name="gr29" draw:text-style-name="P3" draw:layer="layout" svg:width="0.625cm" svg:height="1cm" svg:x="9.1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9.5cm" svg:y1="8cm" svg:x2="9.5cm" svg:y2="7.5cm">
            <text:p/>
          </draw:line>
          <draw:line draw:style-name="gr44" draw:text-style-name="P3" draw:layer="layout" svg:x1="9.5cm" svg:y1="9cm" svg:x2="9.5cm" svg:y2="9.5cm">
            <text:p/>
          </draw:line>
        </draw:g>
        <draw:g draw:style-name="gr1">
          <draw:custom-shape draw:style-name="gr29" draw:text-style-name="P3" draw:layer="layout" svg:width="0.625cm" svg:height="1cm" svg:x="10.6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cm" svg:y1="8cm" svg:x2="11cm" svg:y2="7.5cm">
            <text:p/>
          </draw:line>
          <draw:line draw:style-name="gr44" draw:text-style-name="P3" draw:layer="layout" svg:x1="11cm" svg:y1="9cm" svg:x2="11cm" svg:y2="9.5cm">
            <text:p/>
          </draw:line>
        </draw:g>
        <draw:line draw:style-name="gr50" draw:text-style-name="P3" draw:layer="layout" svg:x1="7.5cm" svg:y1="9.5cm" svg:x2="9.5cm" svg:y2="9.5cm">
          <text:p/>
        </draw:line>
        <draw:line draw:style-name="gr50" draw:text-style-name="P3" draw:layer="layout" svg:x1="7.5cm" svg:y1="9.5cm" svg:x2="7.5cm" svg:y2="9cm">
          <text:p/>
        </draw:line>
        <draw:line draw:style-name="gr50" draw:text-style-name="P3" draw:layer="layout" svg:x1="9.5cm" svg:y1="9.5cm" svg:x2="11cm" svg:y2="9.5cm">
          <text:p/>
        </draw:line>
        <draw:line draw:style-name="gr50" draw:text-style-name="P3" draw:layer="layout" svg:x1="9.5cm" svg:y1="7.5cm" svg:x2="11cm" svg:y2="7.5cm">
          <text:p/>
        </draw:line>
        <draw:custom-shape draw:style-name="gr143" draw:text-style-name="P11" draw:layer="layout" svg:width="2cm" svg:height="1cm" svg:x="7.5cm" svg:y="6.375cm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0.625cm 7.5cm)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2.187cm 7.5cm)">
          <text:p text:style-name="P5"><text:span text:style-name="T1">R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9.437cm" svg:y="7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9.437cm" svg:y="9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line draw:style-name="gr156" draw:text-style-name="P1" draw:layer="layout" svg:x1="4.5cm" svg:y1="2cm" svg:x2="4.5cm" svg:y2="3cm">
            <text:p/>
          </draw:line>
          <draw:custom-shape draw:style-name="gr150" draw:text-style-name="P3" draw:layer="layout" svg:width="1cm" svg:height="1cm" svg:x="4cm" svg:y="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157" draw:text-style-name="P1" draw:layer="layout" svg:width="1cm" svg:height="1cm" svg:x="2.5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1" draw:layer="layout" svg:x1="3cm" svg:y1="12cm" svg:x2="3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4cm" svg:y1="11.499cm" svg:x2="3.5cm" svg:y2="11.499cm">
            <text:p/>
          </draw:line>
          <draw:line draw:style-name="gr44" draw:text-style-name="P3" draw:layer="layout" svg:x1="5cm" svg:y1="11.499cm" svg:x2="5.5cm" svg:y2="11.499cm">
            <text:p/>
          </draw:line>
        </draw:g>
        <draw:g draw:style-name="gr1">
          <draw:line draw:style-name="gr159" draw:text-style-name="P1" draw:layer="layout" svg:x1="7.5cm" svg:y1="11.5cm" svg:x2="6.5cm" svg:y2="11.5cm">
            <text:p/>
          </draw:line>
          <draw:custom-shape draw:style-name="gr150" draw:text-style-name="P3" draw:layer="layout" svg:width="1cm" svg:height="1cm" draw:transform="rotate (-1.5707963267949) translate (7.5cm 1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12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8.5cm" svg:y1="12cm" svg:x2="8.5cm" svg:y2="11.5cm">
            <text:p/>
          </draw:line>
          <draw:line draw:style-name="gr44" draw:text-style-name="P3" draw:layer="layout" svg:x1="8.5cm" svg:y1="13cm" svg:x2="8.5cm" svg:y2="13.5cm">
            <text:p/>
          </draw:line>
        </draw:g>
        <draw:line draw:style-name="gr50" draw:text-style-name="P3" draw:layer="layout" svg:x1="6.5cm" svg:y1="11.5cm" svg:x2="5.5cm" svg:y2="11.5cm">
          <text:p/>
        </draw:line>
        <draw:line draw:style-name="gr50" draw:text-style-name="P3" draw:layer="layout" svg:x1="8.5cm" svg:y1="11.5cm" svg:x2="7.5cm" svg:y2="11.5cm">
          <text:p/>
        </draw:line>
        <draw:line draw:style-name="gr50" draw:text-style-name="P3" draw:layer="layout" svg:x1="8.5cm" svg:y1="13.5cm" svg:x2="3cm" svg:y2="13.5cm">
          <text:p/>
        </draw:line>
        <draw:line draw:style-name="gr50" draw:text-style-name="P3" draw:layer="layout" svg:x1="3cm" svg:y1="13cm" svg:x2="3cm" svg:y2="13.5cm">
          <text:p/>
        </draw:line>
        <draw:line draw:style-name="gr50" draw:text-style-name="P3" draw:layer="layout" svg:x1="3cm" svg:y1="11.5cm" svg:x2="3cm" svg:y2="12cm">
          <text:p/>
        </draw:line>
        <draw:line draw:style-name="gr50" draw:text-style-name="P3" draw:layer="layout" svg:x1="3cm" svg:y1="11.5cm" svg:x2="3.5cm" svg:y2="11.5cm">
          <text:p/>
        </draw:line>
        <draw:custom-shape draw:style-name="gr160" draw:text-style-name="P13" draw:layer="layout" svg:width="2cm" svg:height="1cm" draw:transform="rotate (-1.5707963267949) translate (2.75cm 11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5cm" svg:y1="13.5cm" svg:x2="4.5cm" svg:y2="13.5cm">
          <text:p/>
        </draw:line>
        <draw:custom-shape draw:style-name="gr143" draw:text-style-name="P11" draw:layer="layout" svg:width="2cm" svg:height="1cm" svg:x="4.062cm" svg:y="12.625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.5cm" svg:y="10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9.625cm 11.5cm)">
          <text:p text:style-name="P5"><text:span text:style-name="T1">R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6cm" svg:y="10.187cm">
          <text:p text:style-name="P5"><text:span text:style-name="T1">iR</text:span><text:span text:style-name="T2">x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161" draw:text-style-name="P2" draw:layer="layout" svg:x1="3.5cm" svg:y1="16.1cm" svg:x2="3.5cm" svg:y2="16.9cm">
            <text:p/>
          </draw:line>
          <draw:custom-shape draw:style-name="gr150" draw:text-style-name="P3" draw:layer="layout" svg:width="1cm" svg:height="1cm" svg:x="3cm" svg:y="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3.1cm" svg:y="16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4.187cm" svg:y="1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6cm" svg:x2="4.5cm" svg:y2="15.5cm">
            <text:p/>
          </draw:line>
          <draw:line draw:style-name="gr16" draw:text-style-name="P3" draw:layer="layout" svg:x1="4.5cm" svg:y1="17cm" svg:x2="4.5cm" svg:y2="17.5cm">
            <text:p/>
          </draw:line>
        </draw:g>
        <draw:g draw:style-name="gr1">
          <draw:custom-shape draw:style-name="gr29" draw:text-style-name="P3" draw:layer="layout" svg:width="0.625cm" svg:height="1cm" svg:x="6.187cm" svg:y="1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5cm" svg:x2="6.5cm" svg:y2="14.5cm">
            <text:p/>
          </draw:line>
          <draw:line draw:style-name="gr16" draw:text-style-name="P3" draw:layer="layout" svg:x1="6.5cm" svg:y1="16cm" svg:x2="6.5cm" svg:y2="16.5cm">
            <text:p/>
          </draw:line>
        </draw:g>
        <draw:g draw:style-name="gr1">
          <draw:custom-shape draw:style-name="gr29" draw:text-style-name="P3" draw:layer="layout" svg:width="0.625cm" svg:height="1cm" svg:x="6.187cm" svg:y="1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7cm" svg:x2="6.5cm" svg:y2="16.5cm">
            <text:p/>
          </draw:line>
          <draw:line draw:style-name="gr16" draw:text-style-name="P3" draw:layer="layout" svg:x1="6.5cm" svg:y1="18cm" svg:x2="6.5cm" svg:y2="18.5cm">
            <text:p/>
          </draw:line>
        </draw:g>
        <draw:g draw:style-name="gr1">
          <draw:custom-shape draw:style-name="gr162" draw:text-style-name="P1" draw:layer="layout" svg:width="1cm" svg:height="1cm" svg:x="8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16.1cm" svg:x2="8.5cm" svg:y2="16.9cm">
            <text:p/>
          </draw:line>
          <draw:custom-shape draw:style-name="gr164" draw:text-style-name="P1" draw:layer="layout" svg:width="0.8cm" svg:height="0.8cm" svg:x="8.1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60" draw:text-style-name="P13" draw:layer="layout" svg:width="2cm" svg:height="1cm" draw:transform="rotate (-1.5707963267949) translate (3.25cm 15.5cm)">
          <text:p text:style-name="P5"><text:span text:style-name="T1">g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1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0" draw:text-style-name="P3" draw:layer="layout" svg:x1="3.5cm" svg:y1="16cm" svg:x2="3.5cm" svg:y2="14.5cm">
          <text:p/>
        </draw:line>
        <draw:line draw:style-name="gr50" draw:text-style-name="P3" draw:layer="layout" svg:x1="4.5cm" svg:y1="14.5cm" svg:x2="3.5cm" svg:y2="14.5cm">
          <text:p/>
        </draw:line>
        <draw:custom-shape draw:style-name="gr160" draw:text-style-name="P15" draw:layer="layout" svg:width="2cm" svg:height="1cm" draw:transform="rotate (-1.5707963267949) translate (5.687cm 15.5cm)">
          <text:p text:style-name="P14"><text:span text:style-name="T3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draw:transform="rotate (-1.5707963267949) translate (7.687cm 16.5cm)">
          <text:p text:style-name="P14"><text:span text:style-name="T3">R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7cm" svg:y1="16cm" svg:x2="7cm" svg:y2="15cm">
          <text:p/>
        </draw:line>
        <draw:custom-shape draw:style-name="gr160" draw:text-style-name="P15" draw:layer="layout" svg:width="2cm" svg:height="1cm" draw:transform="rotate (-1.5707963267949) translate (7.812cm 14.5cm)">
          <text:p text:style-name="P14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4.5cm" svg:y1="14.5cm" svg:x2="4.5cm" svg:y2="15.5cm">
          <text:p/>
        </draw:line>
        <draw:line draw:style-name="gr50" draw:text-style-name="P3" draw:layer="layout" svg:x1="4.5cm" svg:y1="14.5cm" svg:x2="6.5cm" svg:y2="14.5cm">
          <text:p/>
        </draw:line>
        <draw:line draw:style-name="gr50" draw:text-style-name="P3" draw:layer="layout" svg:x1="8.5cm" svg:y1="14.5cm" svg:x2="6.5cm" svg:y2="14.5cm">
          <text:p/>
        </draw:line>
        <draw:line draw:style-name="gr50" draw:text-style-name="P3" draw:layer="layout" svg:x1="8.5cm" svg:y1="14.5cm" svg:x2="8.5cm" svg:y2="16cm">
          <text:p/>
        </draw:line>
        <draw:line draw:style-name="gr50" draw:text-style-name="P3" draw:layer="layout" svg:x1="8.5cm" svg:y1="17cm" svg:x2="8.5cm" svg:y2="18.5cm">
          <text:p/>
        </draw:line>
        <draw:line draw:style-name="gr50" draw:text-style-name="P3" draw:layer="layout" svg:x1="6.5cm" svg:y1="18.5cm" svg:x2="8.5cm" svg:y2="18.5cm">
          <text:p/>
        </draw:line>
        <draw:line draw:style-name="gr50" draw:text-style-name="P3" draw:layer="layout" svg:x1="6.5cm" svg:y1="18.5cm" svg:x2="4.5cm" svg:y2="18.5cm">
          <text:p/>
        </draw:line>
        <draw:line draw:style-name="gr50" draw:text-style-name="P3" draw:layer="layout" svg:x1="3.5cm" svg:y1="18.5cm" svg:x2="4.5cm" svg:y2="18.5cm">
          <text:p/>
        </draw:line>
        <draw:line draw:style-name="gr50" draw:text-style-name="P3" draw:layer="layout" svg:x1="3.5cm" svg:y1="18.5cm" svg:x2="3.5cm" svg:y2="17cm">
          <text:p/>
        </draw:line>
        <draw:line draw:style-name="gr50" draw:text-style-name="P3" draw:layer="layout" svg:x1="4.5cm" svg:y1="17.5cm" svg:x2="4.5cm" svg:y2="18.5cm">
          <text:p/>
        </draw:line>
        <draw:custom-shape draw:style-name="gr160" draw:text-style-name="P13" draw:layer="layout" svg:width="2cm" svg:height="1cm" draw:transform="rotate (-1.5707963267949) translate (9.5cm 14.937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4.437cm" svg:y="1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6.437cm" svg:y="18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4.437cm" svg:y="18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1">
          <draw:custom-shape draw:style-name="gr165" draw:text-style-name="P1" draw:layer="layout" svg:width="1cm" svg:height="1cm" svg:x="6.5cm" svg:y="2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7cm" svg:y1="22.6cm" svg:x2="7cm" svg:y2="23.4cm">
            <text:p/>
          </draw:line>
          <draw:custom-shape draw:style-name="gr167" draw:text-style-name="P1" draw:layer="layout" svg:width="0.8cm" svg:height="0.8cm" svg:x="6.6cm" svg:y="2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7cm" svg:y1="24cm" svg:x2="7cm" svg:y2="23.5cm">
          <text:p/>
        </draw:line>
        <draw:g draw:style-name="gr1">
          <draw:custom-shape draw:style-name="gr29" draw:text-style-name="P3" draw:layer="layout" svg:width="0.625cm" svg:height="1cm" svg:x="6.687cm" svg:y="20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0.499cm" svg:x2="7cm" svg:y2="19.999cm">
            <text:p/>
          </draw:line>
          <draw:line draw:style-name="gr16" draw:text-style-name="P3" draw:layer="layout" svg:x1="7cm" svg:y1="21.499cm" svg:x2="7cm" svg:y2="21.999cm">
            <text:p/>
          </draw:line>
        </draw:g>
        <draw:g draw:style-name="gr1">
          <draw:custom-shape draw:style-name="gr168" draw:text-style-name="P1" draw:layer="layout" svg:width="1cm" svg:height="1cm" svg:x="8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8.5cm" svg:y1="21.6cm" svg:x2="8.5cm" svg:y2="22.4cm">
            <text:p/>
          </draw:line>
          <draw:custom-shape draw:style-name="gr170" draw:text-style-name="P1" draw:layer="layout" svg:width="0.8cm" svg:height="0.8cm" svg:x="8.1cm" svg:y="2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8.5cm" svg:y1="21.5cm" svg:x2="8.5cm" svg:y2="20cm">
          <text:p/>
        </draw:line>
        <draw:line draw:style-name="gr50" draw:text-style-name="P3" draw:layer="layout" svg:x1="8.5cm" svg:y1="24cm" svg:x2="8.5cm" svg:y2="22.5cm">
          <text:p/>
        </draw:line>
        <draw:g draw:style-name="gr1">
          <draw:line draw:style-name="gr171" draw:text-style-name="P2" draw:layer="layout" svg:x1="5.1cm" svg:y1="22cm" svg:x2="5.9cm" svg:y2="22cm">
            <text:p/>
          </draw:line>
          <draw:custom-shape draw:style-name="gr150" draw:text-style-name="P3" draw:layer="layout" svg:width="1cm" svg:height="1cm" draw:transform="rotate (1.5707963267949) translate (5cm 22.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draw:transform="rotate (1.5707963267949) translate (5.1cm 22.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3.687cm" svg:y="20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0.5cm" svg:x2="4cm" svg:y2="20cm">
            <text:p/>
          </draw:line>
          <draw:line draw:style-name="gr16" draw:text-style-name="P3" draw:layer="layout" svg:x1="4cm" svg:y1="21.5cm" svg:x2="4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0.3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19.999cm" svg:x2="4.5cm" svg:y2="19.999cm">
            <text:p/>
          </draw:line>
          <draw:line draw:style-name="gr44" draw:text-style-name="P3" draw:layer="layout" svg:x1="6cm" svg:y1="19.999cm" svg:x2="6.5cm" svg:y2="19.9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4.3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23.999cm" svg:x2="4.5cm" svg:y2="23.999cm">
            <text:p/>
          </draw:line>
          <draw:line draw:style-name="gr44" draw:text-style-name="P3" draw:layer="layout" svg:x1="6cm" svg:y1="23.999cm" svg:x2="6.5cm" svg:y2="23.999cm">
            <text:p/>
          </draw:line>
        </draw:g>
        <draw:line draw:style-name="gr50" draw:text-style-name="P3" draw:layer="layout" svg:x1="7cm" svg:y1="20cm" svg:x2="8.5cm" svg:y2="20cm">
          <text:p/>
        </draw:line>
        <draw:line draw:style-name="gr50" draw:text-style-name="P3" draw:layer="layout" svg:x1="7cm" svg:y1="20cm" svg:x2="6.5cm" svg:y2="20cm">
          <text:p/>
        </draw:line>
        <draw:line draw:style-name="gr50" draw:text-style-name="P3" draw:layer="layout" svg:x1="4.5cm" svg:y1="20cm" svg:x2="4cm" svg:y2="20cm">
          <text:p/>
        </draw:line>
        <draw:line draw:style-name="gr50" draw:text-style-name="P3" draw:layer="layout" svg:x1="7cm" svg:y1="22cm" svg:x2="6cm" svg:y2="22cm">
          <text:p/>
        </draw:line>
        <draw:line draw:style-name="gr50" draw:text-style-name="P3" draw:layer="layout" svg:x1="5cm" svg:y1="22cm" svg:x2="4cm" svg:y2="22cm">
          <text:p/>
        </draw:line>
        <draw:line draw:style-name="gr50" draw:text-style-name="P3" draw:layer="layout" svg:x1="4cm" svg:y1="24cm" svg:x2="4cm" svg:y2="22cm">
          <text:p/>
        </draw:line>
        <draw:line draw:style-name="gr50" draw:text-style-name="P3" draw:layer="layout" svg:x1="4cm" svg:y1="24cm" svg:x2="4.5cm" svg:y2="24cm">
          <text:p/>
        </draw:line>
        <draw:line draw:style-name="gr50" draw:text-style-name="P3" draw:layer="layout" svg:x1="6.5cm" svg:y1="24cm" svg:x2="7cm" svg:y2="24cm">
          <text:p/>
        </draw:line>
        <draw:line draw:style-name="gr50" draw:text-style-name="P3" draw:layer="layout" svg:x1="8.5cm" svg:y1="24cm" svg:x2="7cm" svg:y2="24cm">
          <text:p/>
        </draw:line>
        <draw:custom-shape draw:style-name="gr37" draw:text-style-name="P7" draw:layer="layout" svg:width="0.125cm" svg:height="0.125cm" svg:x="6.937cm" svg:y="19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6.937cm" svg:y="21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6.937cm" svg:y="23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7" draw:layer="layout" svg:width="0.125cm" svg:height="0.125cm" svg:x="3.937cm" svg:y="21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0" draw:text-style-name="P13" draw:layer="layout" svg:width="2cm" svg:height="1cm" svg:x="4.5cm" svg:y="18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9.5cm 20.312cm)">
          <text:p text:style-name="P5"><text:span text:style-name="T1">j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cm 21.312cm)">
          <text:p text:style-name="P5"><text:span text:style-name="T1">j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4cm" svg:x2="6.5cm" svg:y2="24cm">
          <text:p/>
        </draw:line>
        <draw:custom-shape draw:style-name="gr160" draw:text-style-name="P13" draw:layer="layout" svg:width="2cm" svg:height="1cm" svg:x="5.5cm" svg:y="23.125cm">
          <text:p text:style-name="P5"><text:span text:style-name="T1">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0.625cm">
          <text:p text:style-name="P5"><text:span text:style-name="T1">k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2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5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11T09:05:47.278135545</dc:date>
    <meta:editing-duration>P1DT5H9M26S</meta:editing-duration>
    <meta:editing-cycles>143</meta:editing-cycles>
    <meta:generator>LibreOffice/25.2.3.2$Linux_X86_64 LibreOffice_project/520$Build-2</meta:generator>
    <meta:document-statistic meta:object-count="1155"/>
  </office:meta>
</office:document-meta>
</file>